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57mm"/>
    </style:style>
    <style:style style:name="co2" style:family="table-column">
      <style:table-column-properties fo:break-before="auto" style:column-width="18.57mm"/>
    </style:style>
    <style:style style:name="co3" style:family="table-column">
      <style:table-column-properties fo:break-before="auto" style:column-width="36.16mm"/>
    </style:style>
    <style:style style:name="co4" style:family="table-column">
      <style:table-column-properties fo:break-before="auto" style:column-width="34.1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 style:data-style-name="N117"/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number-columns-repeated="2" table:default-cell-style-name="ce2"/>
        <table:table-column table:style-name="co3" table:default-cell-style-name="ce2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impulsi/s</text:p>
          </table:table-cell>
          <table:table-cell table:style-name="ce1" office:value-type="string" calcext:value-type="string">
            <text:p>giri rullo/s</text:p>
          </table:table-cell>
          <table:table-cell table:style-name="ce1" office:value-type="string" calcext:value-type="string">
            <text:p>giri ruota/s</text:p>
          </table:table-cell>
          <table:table-cell table:style-name="ce1" office:value-type="string" calcext:value-type="string">
            <text:p>Velocità <text:s/>cm/s</text:p>
          </table:table-cell>
          <table:table-cell table:style-name="ce1" office:value-type="string" calcext:value-type="string">
            <text:p>Velocità m/min</text:p>
          </table:table-cell>
          <table:table-cell table:style-name="ce1" office:value-type="string" calcext:value-type="string">
            <text:p>Velocità km/h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semiperiodo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formula="of:=[.A2]*1" office:value-type="float" office:value="0" calcext:value-type="float">
            <text:p>0</text:p>
          </table:table-cell>
          <table:table-cell table:formula="of:=[.B2]/16.5" office:value-type="float" office:value="0" calcext:value-type="float">
            <text:p>0,000</text:p>
          </table:table-cell>
          <table:table-cell table:formula="of:=[.C2]*207" office:value-type="float" office:value="0" calcext:value-type="float">
            <text:p>0,000</text:p>
          </table:table-cell>
          <table:table-cell table:formula="of:=[.D2]*60/100" office:value-type="float" office:value="0" calcext:value-type="float">
            <text:p>0,000</text:p>
          </table:table-cell>
          <table:table-cell table:formula="of:=[.E2]*60/1000" office:value-type="float" office:value="0" calcext:value-type="float">
            <text:p>0,000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1" office:value-type="float" office:value="1" calcext:value-type="float">
            <text:p>1</text:p>
          </table:table-cell>
          <table:table-cell table:formula="of:=[.B3]/16.5" office:value-type="float" office:value="0.0606060606060606" calcext:value-type="float">
            <text:p>0,061</text:p>
          </table:table-cell>
          <table:table-cell table:formula="of:=[.C3]*207" office:value-type="float" office:value="12.5454545454545" calcext:value-type="float">
            <text:p>12,545</text:p>
          </table:table-cell>
          <table:table-cell table:formula="of:=[.D3]*60/100" office:value-type="float" office:value="7.52727272727273" calcext:value-type="float">
            <text:p>7,527</text:p>
          </table:table-cell>
          <table:table-cell table:formula="of:=[.E3]*60/1000" office:value-type="float" office:value="0.451636363636364" calcext:value-type="float">
            <text:p>0,452</text:p>
          </table:table-cell>
          <table:table-cell table:formula="of:=1000/[.A3]" office:value-type="float" office:value="1000" calcext:value-type="float">
            <text:p>1000</text:p>
          </table:table-cell>
          <table:table-cell table:formula="of:=[.G3]/2"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*1" office:value-type="float" office:value="2" calcext:value-type="float">
            <text:p>2</text:p>
          </table:table-cell>
          <table:table-cell table:formula="of:=[.B4]/16.5" office:value-type="float" office:value="0.121212121212121" calcext:value-type="float">
            <text:p>0,121</text:p>
          </table:table-cell>
          <table:table-cell table:formula="of:=[.C4]*207" office:value-type="float" office:value="25.0909090909091" calcext:value-type="float">
            <text:p>25,091</text:p>
          </table:table-cell>
          <table:table-cell table:formula="of:=[.D4]*60/100" office:value-type="float" office:value="15.0545454545455" calcext:value-type="float">
            <text:p>15,055</text:p>
          </table:table-cell>
          <table:table-cell table:formula="of:=[.E4]*60/1000" office:value-type="float" office:value="0.903272727272727" calcext:value-type="float">
            <text:p>0,903</text:p>
          </table:table-cell>
          <table:table-cell table:formula="of:=1000/[.A4]" office:value-type="float" office:value="500" calcext:value-type="float">
            <text:p>500</text:p>
          </table:table-cell>
          <table:table-cell table:formula="of:=[.G4]/2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*1" office:value-type="float" office:value="3" calcext:value-type="float">
            <text:p>3</text:p>
          </table:table-cell>
          <table:table-cell table:formula="of:=[.B5]/16.5" office:value-type="float" office:value="0.181818181818182" calcext:value-type="float">
            <text:p>0,182</text:p>
          </table:table-cell>
          <table:table-cell table:formula="of:=[.C5]*207" office:value-type="float" office:value="37.6363636363636" calcext:value-type="float">
            <text:p>37,636</text:p>
          </table:table-cell>
          <table:table-cell table:formula="of:=[.D5]*60/100" office:value-type="float" office:value="22.5818181818182" calcext:value-type="float">
            <text:p>22,582</text:p>
          </table:table-cell>
          <table:table-cell table:formula="of:=[.E5]*60/1000" office:value-type="float" office:value="1.35490909090909" calcext:value-type="float">
            <text:p>1,355</text:p>
          </table:table-cell>
          <table:table-cell table:formula="of:=1000/[.A5]" office:value-type="float" office:value="333.333333333333" calcext:value-type="float">
            <text:p>333,333333333333</text:p>
          </table:table-cell>
          <table:table-cell table:formula="of:=[.G5]/2" office:value-type="float" office:value="166.666666666667" calcext:value-type="float">
            <text:p>166,66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*1" office:value-type="float" office:value="4" calcext:value-type="float">
            <text:p>4</text:p>
          </table:table-cell>
          <table:table-cell table:formula="of:=[.B6]/16.5" office:value-type="float" office:value="0.242424242424242" calcext:value-type="float">
            <text:p>0,242</text:p>
          </table:table-cell>
          <table:table-cell table:formula="of:=[.C6]*207" office:value-type="float" office:value="50.1818181818182" calcext:value-type="float">
            <text:p>50,182</text:p>
          </table:table-cell>
          <table:table-cell table:formula="of:=[.D6]*60/100" office:value-type="float" office:value="30.1090909090909" calcext:value-type="float">
            <text:p>30,109</text:p>
          </table:table-cell>
          <table:table-cell table:formula="of:=[.E6]*60/1000" office:value-type="float" office:value="1.80654545454545" calcext:value-type="float">
            <text:p>1,807</text:p>
          </table:table-cell>
          <table:table-cell table:formula="of:=1000/[.A6]" office:value-type="float" office:value="250" calcext:value-type="float">
            <text:p>250</text:p>
          </table:table-cell>
          <table:table-cell table:formula="of:=[.G6]/2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*1" office:value-type="float" office:value="5" calcext:value-type="float">
            <text:p>5</text:p>
          </table:table-cell>
          <table:table-cell table:formula="of:=[.B7]/16.5" office:value-type="float" office:value="0.303030303030303" calcext:value-type="float">
            <text:p>0,303</text:p>
          </table:table-cell>
          <table:table-cell table:formula="of:=[.C7]*207" office:value-type="float" office:value="62.7272727272727" calcext:value-type="float">
            <text:p>62,727</text:p>
          </table:table-cell>
          <table:table-cell table:formula="of:=[.D7]*60/100" office:value-type="float" office:value="37.6363636363636" calcext:value-type="float">
            <text:p>37,636</text:p>
          </table:table-cell>
          <table:table-cell table:formula="of:=[.E7]*60/1000" office:value-type="float" office:value="2.25818181818182" calcext:value-type="float">
            <text:p>2,258</text:p>
          </table:table-cell>
          <table:table-cell table:formula="of:=1000/[.A7]" office:value-type="float" office:value="200" calcext:value-type="float">
            <text:p>200</text:p>
          </table:table-cell>
          <table:table-cell table:formula="of:=[.G7]/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*1" office:value-type="float" office:value="6" calcext:value-type="float">
            <text:p>6</text:p>
          </table:table-cell>
          <table:table-cell table:formula="of:=[.B8]/16.5" office:value-type="float" office:value="0.363636363636364" calcext:value-type="float">
            <text:p>0,364</text:p>
          </table:table-cell>
          <table:table-cell table:formula="of:=[.C8]*207" office:value-type="float" office:value="75.2727272727273" calcext:value-type="float">
            <text:p>75,273</text:p>
          </table:table-cell>
          <table:table-cell table:formula="of:=[.D8]*60/100" office:value-type="float" office:value="45.1636363636364" calcext:value-type="float">
            <text:p>45,164</text:p>
          </table:table-cell>
          <table:table-cell table:formula="of:=[.E8]*60/1000" office:value-type="float" office:value="2.70981818181818" calcext:value-type="float">
            <text:p>2,710</text:p>
          </table:table-cell>
          <table:table-cell table:formula="of:=1000/[.A8]" office:value-type="float" office:value="166.666666666667" calcext:value-type="float">
            <text:p>166,666666666667</text:p>
          </table:table-cell>
          <table:table-cell table:formula="of:=[.G8]/2" office:value-type="float" office:value="83.3333333333333" calcext:value-type="float">
            <text:p>83,3333333333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*1" office:value-type="float" office:value="7" calcext:value-type="float">
            <text:p>7</text:p>
          </table:table-cell>
          <table:table-cell table:formula="of:=[.B9]/16.5" office:value-type="float" office:value="0.424242424242424" calcext:value-type="float">
            <text:p>0,424</text:p>
          </table:table-cell>
          <table:table-cell table:formula="of:=[.C9]*207" office:value-type="float" office:value="87.8181818181818" calcext:value-type="float">
            <text:p>87,818</text:p>
          </table:table-cell>
          <table:table-cell table:formula="of:=[.D9]*60/100" office:value-type="float" office:value="52.6909090909091" calcext:value-type="float">
            <text:p>52,691</text:p>
          </table:table-cell>
          <table:table-cell table:formula="of:=[.E9]*60/1000" office:value-type="float" office:value="3.16145454545455" calcext:value-type="float">
            <text:p>3,161</text:p>
          </table:table-cell>
          <table:table-cell table:formula="of:=1000/[.A9]" office:value-type="float" office:value="142.857142857143" calcext:value-type="float">
            <text:p>142,857142857143</text:p>
          </table:table-cell>
          <table:table-cell table:formula="of:=[.G9]/2" office:value-type="float" office:value="71.4285714285714" calcext:value-type="float">
            <text:p>71,42857142857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*1" office:value-type="float" office:value="8" calcext:value-type="float">
            <text:p>8</text:p>
          </table:table-cell>
          <table:table-cell table:formula="of:=[.B10]/16.5" office:value-type="float" office:value="0.484848484848485" calcext:value-type="float">
            <text:p>0,485</text:p>
          </table:table-cell>
          <table:table-cell table:formula="of:=[.C10]*207" office:value-type="float" office:value="100.363636363636" calcext:value-type="float">
            <text:p>100,364</text:p>
          </table:table-cell>
          <table:table-cell table:formula="of:=[.D10]*60/100" office:value-type="float" office:value="60.2181818181818" calcext:value-type="float">
            <text:p>60,218</text:p>
          </table:table-cell>
          <table:table-cell table:formula="of:=[.E10]*60/1000" office:value-type="float" office:value="3.61309090909091" calcext:value-type="float">
            <text:p>3,613</text:p>
          </table:table-cell>
          <table:table-cell table:formula="of:=1000/[.A10]" office:value-type="float" office:value="125" calcext:value-type="float">
            <text:p>125</text:p>
          </table:table-cell>
          <table:table-cell table:formula="of:=[.G10]/2" office:value-type="float" office:value="62.5" calcext:value-type="float">
            <text:p>62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*1" office:value-type="float" office:value="9" calcext:value-type="float">
            <text:p>9</text:p>
          </table:table-cell>
          <table:table-cell table:formula="of:=[.B11]/16.5" office:value-type="float" office:value="0.545454545454545" calcext:value-type="float">
            <text:p>0,545</text:p>
          </table:table-cell>
          <table:table-cell table:formula="of:=[.C11]*207" office:value-type="float" office:value="112.909090909091" calcext:value-type="float">
            <text:p>112,909</text:p>
          </table:table-cell>
          <table:table-cell table:formula="of:=[.D11]*60/100" office:value-type="float" office:value="67.7454545454545" calcext:value-type="float">
            <text:p>67,745</text:p>
          </table:table-cell>
          <table:table-cell table:formula="of:=[.E11]*60/1000" office:value-type="float" office:value="4.06472727272727" calcext:value-type="float">
            <text:p>4,065</text:p>
          </table:table-cell>
          <table:table-cell table:formula="of:=1000/[.A11]" office:value-type="float" office:value="111.111111111111" calcext:value-type="float">
            <text:p>111,111111111111</text:p>
          </table:table-cell>
          <table:table-cell table:formula="of:=[.G11]/2" office:value-type="float" office:value="55.5555555555556" calcext:value-type="float">
            <text:p>55,55555555555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*1" office:value-type="float" office:value="10" calcext:value-type="float">
            <text:p>10</text:p>
          </table:table-cell>
          <table:table-cell table:formula="of:=[.B12]/16.5" office:value-type="float" office:value="0.606060606060606" calcext:value-type="float">
            <text:p>0,606</text:p>
          </table:table-cell>
          <table:table-cell table:formula="of:=[.C12]*207" office:value-type="float" office:value="125.454545454545" calcext:value-type="float">
            <text:p>125,455</text:p>
          </table:table-cell>
          <table:table-cell table:formula="of:=[.D12]*60/100" office:value-type="float" office:value="75.2727272727273" calcext:value-type="float">
            <text:p>75,273</text:p>
          </table:table-cell>
          <table:table-cell table:formula="of:=[.E12]*60/1000" office:value-type="float" office:value="4.51636363636364" calcext:value-type="float">
            <text:p>4,516</text:p>
          </table:table-cell>
          <table:table-cell table:formula="of:=1000/[.A12]" office:value-type="float" office:value="100" calcext:value-type="float">
            <text:p>100</text:p>
          </table:table-cell>
          <table:table-cell table:formula="of:=[.G12]/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*1" office:value-type="float" office:value="11" calcext:value-type="float">
            <text:p>11</text:p>
          </table:table-cell>
          <table:table-cell table:formula="of:=[.B13]/16.5" office:value-type="float" office:value="0.666666666666667" calcext:value-type="float">
            <text:p>0,667</text:p>
          </table:table-cell>
          <table:table-cell table:formula="of:=[.C13]*207" office:value-type="float" office:value="138" calcext:value-type="float">
            <text:p>138,000</text:p>
          </table:table-cell>
          <table:table-cell table:formula="of:=[.D13]*60/100" office:value-type="float" office:value="82.8" calcext:value-type="float">
            <text:p>82,800</text:p>
          </table:table-cell>
          <table:table-cell table:formula="of:=[.E13]*60/1000" office:value-type="float" office:value="4.968" calcext:value-type="float">
            <text:p>4,968</text:p>
          </table:table-cell>
          <table:table-cell table:formula="of:=1000/[.A13]" office:value-type="float" office:value="90.9090909090909" calcext:value-type="float">
            <text:p>90,9090909090909</text:p>
          </table:table-cell>
          <table:table-cell table:formula="of:=[.G13]/2" office:value-type="float" office:value="45.4545454545455" calcext:value-type="float">
            <text:p>45,45454545454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*1" office:value-type="float" office:value="12" calcext:value-type="float">
            <text:p>12</text:p>
          </table:table-cell>
          <table:table-cell table:formula="of:=[.B14]/16.5" office:value-type="float" office:value="0.727272727272727" calcext:value-type="float">
            <text:p>0,727</text:p>
          </table:table-cell>
          <table:table-cell table:formula="of:=[.C14]*207" office:value-type="float" office:value="150.545454545455" calcext:value-type="float">
            <text:p>150,545</text:p>
          </table:table-cell>
          <table:table-cell table:formula="of:=[.D14]*60/100" office:value-type="float" office:value="90.3272727272728" calcext:value-type="float">
            <text:p>90,327</text:p>
          </table:table-cell>
          <table:table-cell table:formula="of:=[.E14]*60/1000" office:value-type="float" office:value="5.41963636363637" calcext:value-type="float">
            <text:p>5,420</text:p>
          </table:table-cell>
          <table:table-cell table:formula="of:=1000/[.A14]" office:value-type="float" office:value="83.3333333333333" calcext:value-type="float">
            <text:p>83,3333333333333</text:p>
          </table:table-cell>
          <table:table-cell table:formula="of:=[.G14]/2" office:value-type="float" office:value="41.6666666666667" calcext:value-type="float">
            <text:p>41,66666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*1" office:value-type="float" office:value="13" calcext:value-type="float">
            <text:p>13</text:p>
          </table:table-cell>
          <table:table-cell table:formula="of:=[.B15]/16.5" office:value-type="float" office:value="0.787878787878788" calcext:value-type="float">
            <text:p>0,788</text:p>
          </table:table-cell>
          <table:table-cell table:formula="of:=[.C15]*207" office:value-type="float" office:value="163.090909090909" calcext:value-type="float">
            <text:p>163,091</text:p>
          </table:table-cell>
          <table:table-cell table:formula="of:=[.D15]*60/100" office:value-type="float" office:value="97.8545454545455" calcext:value-type="float">
            <text:p>97,855</text:p>
          </table:table-cell>
          <table:table-cell table:formula="of:=[.E15]*60/1000" office:value-type="float" office:value="5.87127272727273" calcext:value-type="float">
            <text:p>5,871</text:p>
          </table:table-cell>
          <table:table-cell table:formula="of:=1000/[.A15]" office:value-type="float" office:value="76.9230769230769" calcext:value-type="float">
            <text:p>76,9230769230769</text:p>
          </table:table-cell>
          <table:table-cell table:formula="of:=[.G15]/2" office:value-type="float" office:value="38.4615384615385" calcext:value-type="float">
            <text:p>38,46153846153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*1" office:value-type="float" office:value="14" calcext:value-type="float">
            <text:p>14</text:p>
          </table:table-cell>
          <table:table-cell table:formula="of:=[.B16]/16.5" office:value-type="float" office:value="0.848484848484848" calcext:value-type="float">
            <text:p>0,848</text:p>
          </table:table-cell>
          <table:table-cell table:formula="of:=[.C16]*207" office:value-type="float" office:value="175.636363636364" calcext:value-type="float">
            <text:p>175,636</text:p>
          </table:table-cell>
          <table:table-cell table:formula="of:=[.D16]*60/100" office:value-type="float" office:value="105.381818181818" calcext:value-type="float">
            <text:p>105,382</text:p>
          </table:table-cell>
          <table:table-cell table:formula="of:=[.E16]*60/1000" office:value-type="float" office:value="6.32290909090909" calcext:value-type="float">
            <text:p>6,323</text:p>
          </table:table-cell>
          <table:table-cell table:formula="of:=1000/[.A16]" office:value-type="float" office:value="71.4285714285714" calcext:value-type="float">
            <text:p>71,4285714285714</text:p>
          </table:table-cell>
          <table:table-cell table:formula="of:=[.G16]/2" office:value-type="float" office:value="35.7142857142857" calcext:value-type="float">
            <text:p>35,71428571428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*1" office:value-type="float" office:value="15" calcext:value-type="float">
            <text:p>15</text:p>
          </table:table-cell>
          <table:table-cell table:formula="of:=[.B17]/16.5" office:value-type="float" office:value="0.909090909090909" calcext:value-type="float">
            <text:p>0,909</text:p>
          </table:table-cell>
          <table:table-cell table:formula="of:=[.C17]*207" office:value-type="float" office:value="188.181818181818" calcext:value-type="float">
            <text:p>188,182</text:p>
          </table:table-cell>
          <table:table-cell table:formula="of:=[.D17]*60/100" office:value-type="float" office:value="112.909090909091" calcext:value-type="float">
            <text:p>112,909</text:p>
          </table:table-cell>
          <table:table-cell table:formula="of:=[.E17]*60/1000" office:value-type="float" office:value="6.77454545454546" calcext:value-type="float">
            <text:p>6,775</text:p>
          </table:table-cell>
          <table:table-cell table:formula="of:=1000/[.A17]" office:value-type="float" office:value="66.6666666666667" calcext:value-type="float">
            <text:p>66,6666666666667</text:p>
          </table:table-cell>
          <table:table-cell table:formula="of:=[.G17]/2" office:value-type="float" office:value="33.3333333333333" calcext:value-type="float">
            <text:p>33,333333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*1" office:value-type="float" office:value="16" calcext:value-type="float">
            <text:p>16</text:p>
          </table:table-cell>
          <table:table-cell table:formula="of:=[.B18]/16.5" office:value-type="float" office:value="0.96969696969697" calcext:value-type="float">
            <text:p>0,970</text:p>
          </table:table-cell>
          <table:table-cell table:formula="of:=[.C18]*207" office:value-type="float" office:value="200.727272727273" calcext:value-type="float">
            <text:p>200,727</text:p>
          </table:table-cell>
          <table:table-cell table:formula="of:=[.D18]*60/100" office:value-type="float" office:value="120.436363636364" calcext:value-type="float">
            <text:p>120,436</text:p>
          </table:table-cell>
          <table:table-cell table:formula="of:=[.E18]*60/1000" office:value-type="float" office:value="7.22618181818182" calcext:value-type="float">
            <text:p>7,226</text:p>
          </table:table-cell>
          <table:table-cell table:formula="of:=1000/[.A18]" office:value-type="float" office:value="62.5" calcext:value-type="float">
            <text:p>62,5</text:p>
          </table:table-cell>
          <table:table-cell table:formula="of:=[.G18]/2" office:value-type="float" office:value="31.25" calcext:value-type="float">
            <text:p>31,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*1" office:value-type="float" office:value="17" calcext:value-type="float">
            <text:p>17</text:p>
          </table:table-cell>
          <table:table-cell table:formula="of:=[.B19]/16.5" office:value-type="float" office:value="1.03030303030303" calcext:value-type="float">
            <text:p>1,030</text:p>
          </table:table-cell>
          <table:table-cell table:formula="of:=[.C19]*207" office:value-type="float" office:value="213.272727272727" calcext:value-type="float">
            <text:p>213,273</text:p>
          </table:table-cell>
          <table:table-cell table:formula="of:=[.D19]*60/100" office:value-type="float" office:value="127.963636363636" calcext:value-type="float">
            <text:p>127,964</text:p>
          </table:table-cell>
          <table:table-cell table:formula="of:=[.E19]*60/1000" office:value-type="float" office:value="7.67781818181818" calcext:value-type="float">
            <text:p>7,678</text:p>
          </table:table-cell>
          <table:table-cell table:formula="of:=1000/[.A19]" office:value-type="float" office:value="58.8235294117647" calcext:value-type="float">
            <text:p>58,8235294117647</text:p>
          </table:table-cell>
          <table:table-cell table:formula="of:=[.G19]/2" office:value-type="float" office:value="29.4117647058823" calcext:value-type="float">
            <text:p>29,41176470588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*1" office:value-type="float" office:value="18" calcext:value-type="float">
            <text:p>18</text:p>
          </table:table-cell>
          <table:table-cell table:formula="of:=[.B20]/16.5" office:value-type="float" office:value="1.09090909090909" calcext:value-type="float">
            <text:p>1,091</text:p>
          </table:table-cell>
          <table:table-cell table:formula="of:=[.C20]*207" office:value-type="float" office:value="225.818181818182" calcext:value-type="float">
            <text:p>225,818</text:p>
          </table:table-cell>
          <table:table-cell table:formula="of:=[.D20]*60/100" office:value-type="float" office:value="135.490909090909" calcext:value-type="float">
            <text:p>135,491</text:p>
          </table:table-cell>
          <table:table-cell table:formula="of:=[.E20]*60/1000" office:value-type="float" office:value="8.12945454545454" calcext:value-type="float">
            <text:p>8,129</text:p>
          </table:table-cell>
          <table:table-cell table:formula="of:=1000/[.A20]" office:value-type="float" office:value="55.5555555555556" calcext:value-type="float">
            <text:p>55,5555555555556</text:p>
          </table:table-cell>
          <table:table-cell table:formula="of:=[.G20]/2" office:value-type="float" office:value="27.7777777777778" calcext:value-type="float">
            <text:p>27,77777777777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*1" office:value-type="float" office:value="19" calcext:value-type="float">
            <text:p>19</text:p>
          </table:table-cell>
          <table:table-cell table:formula="of:=[.B21]/16.5" office:value-type="float" office:value="1.15151515151515" calcext:value-type="float">
            <text:p>1,152</text:p>
          </table:table-cell>
          <table:table-cell table:formula="of:=[.C21]*207" office:value-type="float" office:value="238.363636363636" calcext:value-type="float">
            <text:p>238,364</text:p>
          </table:table-cell>
          <table:table-cell table:formula="of:=[.D21]*60/100" office:value-type="float" office:value="143.018181818182" calcext:value-type="float">
            <text:p>143,018</text:p>
          </table:table-cell>
          <table:table-cell table:formula="of:=[.E21]*60/1000" office:value-type="float" office:value="8.58109090909091" calcext:value-type="float">
            <text:p>8,581</text:p>
          </table:table-cell>
          <table:table-cell table:formula="of:=1000/[.A21]" office:value-type="float" office:value="52.6315789473684" calcext:value-type="float">
            <text:p>52,6315789473684</text:p>
          </table:table-cell>
          <table:table-cell table:formula="of:=[.G21]/2" office:value-type="float" office:value="26.3157894736842" calcext:value-type="float">
            <text:p>26,31578947368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*1" office:value-type="float" office:value="20" calcext:value-type="float">
            <text:p>20</text:p>
          </table:table-cell>
          <table:table-cell table:formula="of:=[.B22]/16.5" office:value-type="float" office:value="1.21212121212121" calcext:value-type="float">
            <text:p>1,212</text:p>
          </table:table-cell>
          <table:table-cell table:formula="of:=[.C22]*207" office:value-type="float" office:value="250.909090909091" calcext:value-type="float">
            <text:p>250,909</text:p>
          </table:table-cell>
          <table:table-cell table:formula="of:=[.D22]*60/100" office:value-type="float" office:value="150.545454545455" calcext:value-type="float">
            <text:p>150,545</text:p>
          </table:table-cell>
          <table:table-cell table:formula="of:=[.E22]*60/1000" office:value-type="float" office:value="9.03272727272727" calcext:value-type="float">
            <text:p>9,033</text:p>
          </table:table-cell>
          <table:table-cell table:formula="of:=1000/[.A22]" office:value-type="float" office:value="50" calcext:value-type="float">
            <text:p>50</text:p>
          </table:table-cell>
          <table:table-cell table:formula="of:=[.G22]/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*1" office:value-type="float" office:value="21" calcext:value-type="float">
            <text:p>21</text:p>
          </table:table-cell>
          <table:table-cell table:formula="of:=[.B23]/16.5" office:value-type="float" office:value="1.27272727272727" calcext:value-type="float">
            <text:p>1,273</text:p>
          </table:table-cell>
          <table:table-cell table:formula="of:=[.C23]*207" office:value-type="float" office:value="263.454545454545" calcext:value-type="float">
            <text:p>263,455</text:p>
          </table:table-cell>
          <table:table-cell table:formula="of:=[.D23]*60/100" office:value-type="float" office:value="158.072727272727" calcext:value-type="float">
            <text:p>158,073</text:p>
          </table:table-cell>
          <table:table-cell table:formula="of:=[.E23]*60/1000" office:value-type="float" office:value="9.48436363636364" calcext:value-type="float">
            <text:p>9,484</text:p>
          </table:table-cell>
          <table:table-cell table:formula="of:=1000/[.A23]" office:value-type="float" office:value="47.6190476190476" calcext:value-type="float">
            <text:p>47,6190476190476</text:p>
          </table:table-cell>
          <table:table-cell table:formula="of:=[.G23]/2" office:value-type="float" office:value="23.8095238095238" calcext:value-type="float">
            <text:p>23,80952380952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*1" office:value-type="float" office:value="22" calcext:value-type="float">
            <text:p>22</text:p>
          </table:table-cell>
          <table:table-cell table:formula="of:=[.B24]/16.5" office:value-type="float" office:value="1.33333333333333" calcext:value-type="float">
            <text:p>1,333</text:p>
          </table:table-cell>
          <table:table-cell table:formula="of:=[.C24]*207" office:value-type="float" office:value="276" calcext:value-type="float">
            <text:p>276,000</text:p>
          </table:table-cell>
          <table:table-cell table:formula="of:=[.D24]*60/100" office:value-type="float" office:value="165.6" calcext:value-type="float">
            <text:p>165,600</text:p>
          </table:table-cell>
          <table:table-cell table:formula="of:=[.E24]*60/1000" office:value-type="float" office:value="9.936" calcext:value-type="float">
            <text:p>9,936</text:p>
          </table:table-cell>
          <table:table-cell table:formula="of:=1000/[.A24]" office:value-type="float" office:value="45.4545454545455" calcext:value-type="float">
            <text:p>45,4545454545455</text:p>
          </table:table-cell>
          <table:table-cell table:formula="of:=[.G24]/2" office:value-type="float" office:value="22.7272727272727" calcext:value-type="float">
            <text:p>22,72727272727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*1" office:value-type="float" office:value="23" calcext:value-type="float">
            <text:p>23</text:p>
          </table:table-cell>
          <table:table-cell table:formula="of:=[.B25]/16.5" office:value-type="float" office:value="1.39393939393939" calcext:value-type="float">
            <text:p>1,394</text:p>
          </table:table-cell>
          <table:table-cell table:formula="of:=[.C25]*207" office:value-type="float" office:value="288.545454545455" calcext:value-type="float">
            <text:p>288,545</text:p>
          </table:table-cell>
          <table:table-cell table:formula="of:=[.D25]*60/100" office:value-type="float" office:value="173.127272727273" calcext:value-type="float">
            <text:p>173,127</text:p>
          </table:table-cell>
          <table:table-cell table:formula="of:=[.E25]*60/1000" office:value-type="float" office:value="10.3876363636364" calcext:value-type="float">
            <text:p>10,388</text:p>
          </table:table-cell>
          <table:table-cell table:formula="of:=1000/[.A25]" office:value-type="float" office:value="43.4782608695652" calcext:value-type="float">
            <text:p>43,4782608695652</text:p>
          </table:table-cell>
          <table:table-cell table:formula="of:=[.G25]/2" office:value-type="float" office:value="21.7391304347826" calcext:value-type="float">
            <text:p>21,73913043478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*1" office:value-type="float" office:value="24" calcext:value-type="float">
            <text:p>24</text:p>
          </table:table-cell>
          <table:table-cell table:formula="of:=[.B26]/16.5" office:value-type="float" office:value="1.45454545454545" calcext:value-type="float">
            <text:p>1,455</text:p>
          </table:table-cell>
          <table:table-cell table:formula="of:=[.C26]*207" office:value-type="float" office:value="301.090909090909" calcext:value-type="float">
            <text:p>301,091</text:p>
          </table:table-cell>
          <table:table-cell table:formula="of:=[.D26]*60/100" office:value-type="float" office:value="180.654545454545" calcext:value-type="float">
            <text:p>180,655</text:p>
          </table:table-cell>
          <table:table-cell table:formula="of:=[.E26]*60/1000" office:value-type="float" office:value="10.8392727272727" calcext:value-type="float">
            <text:p>10,839</text:p>
          </table:table-cell>
          <table:table-cell table:formula="of:=1000/[.A26]" office:value-type="float" office:value="41.6666666666667" calcext:value-type="float">
            <text:p>41,6666666666667</text:p>
          </table:table-cell>
          <table:table-cell table:formula="of:=[.G26]/2" office:value-type="float" office:value="20.8333333333333" calcext:value-type="float">
            <text:p>20,833333333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*1" office:value-type="float" office:value="25" calcext:value-type="float">
            <text:p>25</text:p>
          </table:table-cell>
          <table:table-cell table:formula="of:=[.B27]/16.5" office:value-type="float" office:value="1.51515151515152" calcext:value-type="float">
            <text:p>1,515</text:p>
          </table:table-cell>
          <table:table-cell table:formula="of:=[.C27]*207" office:value-type="float" office:value="313.636363636364" calcext:value-type="float">
            <text:p>313,636</text:p>
          </table:table-cell>
          <table:table-cell table:formula="of:=[.D27]*60/100" office:value-type="float" office:value="188.181818181818" calcext:value-type="float">
            <text:p>188,182</text:p>
          </table:table-cell>
          <table:table-cell table:formula="of:=[.E27]*60/1000" office:value-type="float" office:value="11.2909090909091" calcext:value-type="float">
            <text:p>11,291</text:p>
          </table:table-cell>
          <table:table-cell table:formula="of:=1000/[.A27]" office:value-type="float" office:value="40" calcext:value-type="float">
            <text:p>40</text:p>
          </table:table-cell>
          <table:table-cell table:formula="of:=[.G27]/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*1" office:value-type="float" office:value="26" calcext:value-type="float">
            <text:p>26</text:p>
          </table:table-cell>
          <table:table-cell table:formula="of:=[.B28]/16.5" office:value-type="float" office:value="1.57575757575758" calcext:value-type="float">
            <text:p>1,576</text:p>
          </table:table-cell>
          <table:table-cell table:formula="of:=[.C28]*207" office:value-type="float" office:value="326.181818181818" calcext:value-type="float">
            <text:p>326,182</text:p>
          </table:table-cell>
          <table:table-cell table:formula="of:=[.D28]*60/100" office:value-type="float" office:value="195.709090909091" calcext:value-type="float">
            <text:p>195,709</text:p>
          </table:table-cell>
          <table:table-cell table:formula="of:=[.E28]*60/1000" office:value-type="float" office:value="11.7425454545455" calcext:value-type="float">
            <text:p>11,743</text:p>
          </table:table-cell>
          <table:table-cell table:formula="of:=1000/[.A28]" office:value-type="float" office:value="38.4615384615385" calcext:value-type="float">
            <text:p>38,4615384615385</text:p>
          </table:table-cell>
          <table:table-cell table:formula="of:=[.G28]/2" office:value-type="float" office:value="19.2307692307692" calcext:value-type="float">
            <text:p>19,23076923076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*1" office:value-type="float" office:value="27" calcext:value-type="float">
            <text:p>27</text:p>
          </table:table-cell>
          <table:table-cell table:formula="of:=[.B29]/16.5" office:value-type="float" office:value="1.63636363636364" calcext:value-type="float">
            <text:p>1,636</text:p>
          </table:table-cell>
          <table:table-cell table:formula="of:=[.C29]*207" office:value-type="float" office:value="338.727272727273" calcext:value-type="float">
            <text:p>338,727</text:p>
          </table:table-cell>
          <table:table-cell table:formula="of:=[.D29]*60/100" office:value-type="float" office:value="203.236363636364" calcext:value-type="float">
            <text:p>203,236</text:p>
          </table:table-cell>
          <table:table-cell table:formula="of:=[.E29]*60/1000" office:value-type="float" office:value="12.1941818181818" calcext:value-type="float">
            <text:p>12,194</text:p>
          </table:table-cell>
          <table:table-cell table:formula="of:=1000/[.A29]" office:value-type="float" office:value="37.037037037037" calcext:value-type="float">
            <text:p>37,037037037037</text:p>
          </table:table-cell>
          <table:table-cell table:formula="of:=[.G29]/2" office:value-type="float" office:value="18.5185185185185" calcext:value-type="float">
            <text:p>18,51851851851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*1" office:value-type="float" office:value="28" calcext:value-type="float">
            <text:p>28</text:p>
          </table:table-cell>
          <table:table-cell table:formula="of:=[.B30]/16.5" office:value-type="float" office:value="1.6969696969697" calcext:value-type="float">
            <text:p>1,697</text:p>
          </table:table-cell>
          <table:table-cell table:formula="of:=[.C30]*207" office:value-type="float" office:value="351.272727272727" calcext:value-type="float">
            <text:p>351,273</text:p>
          </table:table-cell>
          <table:table-cell table:formula="of:=[.D30]*60/100" office:value-type="float" office:value="210.763636363636" calcext:value-type="float">
            <text:p>210,764</text:p>
          </table:table-cell>
          <table:table-cell table:formula="of:=[.E30]*60/1000" office:value-type="float" office:value="12.6458181818182" calcext:value-type="float">
            <text:p>12,646</text:p>
          </table:table-cell>
          <table:table-cell table:formula="of:=1000/[.A30]" office:value-type="float" office:value="35.7142857142857" calcext:value-type="float">
            <text:p>35,7142857142857</text:p>
          </table:table-cell>
          <table:table-cell table:formula="of:=[.G30]/2" office:value-type="float" office:value="17.8571428571429" calcext:value-type="float">
            <text:p>17,85714285714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*1" office:value-type="float" office:value="29" calcext:value-type="float">
            <text:p>29</text:p>
          </table:table-cell>
          <table:table-cell table:formula="of:=[.B31]/16.5" office:value-type="float" office:value="1.75757575757576" calcext:value-type="float">
            <text:p>1,758</text:p>
          </table:table-cell>
          <table:table-cell table:formula="of:=[.C31]*207" office:value-type="float" office:value="363.818181818182" calcext:value-type="float">
            <text:p>363,818</text:p>
          </table:table-cell>
          <table:table-cell table:formula="of:=[.D31]*60/100" office:value-type="float" office:value="218.290909090909" calcext:value-type="float">
            <text:p>218,291</text:p>
          </table:table-cell>
          <table:table-cell table:formula="of:=[.E31]*60/1000" office:value-type="float" office:value="13.0974545454545" calcext:value-type="float">
            <text:p>13,097</text:p>
          </table:table-cell>
          <table:table-cell table:formula="of:=1000/[.A31]" office:value-type="float" office:value="34.4827586206897" calcext:value-type="float">
            <text:p>34,4827586206897</text:p>
          </table:table-cell>
          <table:table-cell table:formula="of:=[.G31]/2" office:value-type="float" office:value="17.2413793103448" calcext:value-type="float">
            <text:p>17,24137931034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*1" office:value-type="float" office:value="30" calcext:value-type="float">
            <text:p>30</text:p>
          </table:table-cell>
          <table:table-cell table:formula="of:=[.B32]/16.5" office:value-type="float" office:value="1.81818181818182" calcext:value-type="float">
            <text:p>1,818</text:p>
          </table:table-cell>
          <table:table-cell table:formula="of:=[.C32]*207" office:value-type="float" office:value="376.363636363636" calcext:value-type="float">
            <text:p>376,364</text:p>
          </table:table-cell>
          <table:table-cell table:formula="of:=[.D32]*60/100" office:value-type="float" office:value="225.818181818182" calcext:value-type="float">
            <text:p>225,818</text:p>
          </table:table-cell>
          <table:table-cell table:formula="of:=[.E32]*60/1000" office:value-type="float" office:value="13.5490909090909" calcext:value-type="float">
            <text:p>13,549</text:p>
          </table:table-cell>
          <table:table-cell table:formula="of:=1000/[.A32]" office:value-type="float" office:value="33.3333333333333" calcext:value-type="float">
            <text:p>33,3333333333333</text:p>
          </table:table-cell>
          <table:table-cell table:formula="of:=[.G32]/2" office:value-type="float" office:value="16.6666666666667" calcext:value-type="float">
            <text:p>16,66666666666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*1" office:value-type="float" office:value="31" calcext:value-type="float">
            <text:p>31</text:p>
          </table:table-cell>
          <table:table-cell table:formula="of:=[.B33]/16.5" office:value-type="float" office:value="1.87878787878788" calcext:value-type="float">
            <text:p>1,879</text:p>
          </table:table-cell>
          <table:table-cell table:formula="of:=[.C33]*207" office:value-type="float" office:value="388.909090909091" calcext:value-type="float">
            <text:p>388,909</text:p>
          </table:table-cell>
          <table:table-cell table:formula="of:=[.D33]*60/100" office:value-type="float" office:value="233.345454545455" calcext:value-type="float">
            <text:p>233,345</text:p>
          </table:table-cell>
          <table:table-cell table:formula="of:=[.E33]*60/1000" office:value-type="float" office:value="14.0007272727273" calcext:value-type="float">
            <text:p>14,001</text:p>
          </table:table-cell>
          <table:table-cell table:formula="of:=1000/[.A33]" office:value-type="float" office:value="32.258064516129" calcext:value-type="float">
            <text:p>32,258064516129</text:p>
          </table:table-cell>
          <table:table-cell table:formula="of:=[.G33]/2" office:value-type="float" office:value="16.1290322580645" calcext:value-type="float">
            <text:p>16,12903225806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*1" office:value-type="float" office:value="32" calcext:value-type="float">
            <text:p>32</text:p>
          </table:table-cell>
          <table:table-cell table:formula="of:=[.B34]/16.5" office:value-type="float" office:value="1.93939393939394" calcext:value-type="float">
            <text:p>1,939</text:p>
          </table:table-cell>
          <table:table-cell table:formula="of:=[.C34]*207" office:value-type="float" office:value="401.454545454545" calcext:value-type="float">
            <text:p>401,455</text:p>
          </table:table-cell>
          <table:table-cell table:formula="of:=[.D34]*60/100" office:value-type="float" office:value="240.872727272727" calcext:value-type="float">
            <text:p>240,873</text:p>
          </table:table-cell>
          <table:table-cell table:formula="of:=[.E34]*60/1000" office:value-type="float" office:value="14.4523636363636" calcext:value-type="float">
            <text:p>14,452</text:p>
          </table:table-cell>
          <table:table-cell table:formula="of:=1000/[.A34]" office:value-type="float" office:value="31.25" calcext:value-type="float">
            <text:p>31,25</text:p>
          </table:table-cell>
          <table:table-cell table:formula="of:=[.G34]/2" office:value-type="float" office:value="15.625" calcext:value-type="float">
            <text:p>15,6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*1" office:value-type="float" office:value="33" calcext:value-type="float">
            <text:p>33</text:p>
          </table:table-cell>
          <table:table-cell table:formula="of:=[.B35]/16.5" office:value-type="float" office:value="2" calcext:value-type="float">
            <text:p>2,000</text:p>
          </table:table-cell>
          <table:table-cell table:formula="of:=[.C35]*207" office:value-type="float" office:value="414" calcext:value-type="float">
            <text:p>414,000</text:p>
          </table:table-cell>
          <table:table-cell table:formula="of:=[.D35]*60/100" office:value-type="float" office:value="248.4" calcext:value-type="float">
            <text:p>248,400</text:p>
          </table:table-cell>
          <table:table-cell table:formula="of:=[.E35]*60/1000" office:value-type="float" office:value="14.904" calcext:value-type="float">
            <text:p>14,904</text:p>
          </table:table-cell>
          <table:table-cell table:formula="of:=1000/[.A35]" office:value-type="float" office:value="30.3030303030303" calcext:value-type="float">
            <text:p>30,3030303030303</text:p>
          </table:table-cell>
          <table:table-cell table:formula="of:=[.G35]/2" office:value-type="float" office:value="15.1515151515152" calcext:value-type="float">
            <text:p>15,151515151515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*1" office:value-type="float" office:value="34" calcext:value-type="float">
            <text:p>34</text:p>
          </table:table-cell>
          <table:table-cell table:formula="of:=[.B36]/16.5" office:value-type="float" office:value="2.06060606060606" calcext:value-type="float">
            <text:p>2,061</text:p>
          </table:table-cell>
          <table:table-cell table:formula="of:=[.C36]*207" office:value-type="float" office:value="426.545454545455" calcext:value-type="float">
            <text:p>426,545</text:p>
          </table:table-cell>
          <table:table-cell table:formula="of:=[.D36]*60/100" office:value-type="float" office:value="255.927272727273" calcext:value-type="float">
            <text:p>255,927</text:p>
          </table:table-cell>
          <table:table-cell table:formula="of:=[.E36]*60/1000" office:value-type="float" office:value="15.3556363636364" calcext:value-type="float">
            <text:p>15,356</text:p>
          </table:table-cell>
          <table:table-cell table:formula="of:=1000/[.A36]" office:value-type="float" office:value="29.4117647058823" calcext:value-type="float">
            <text:p>29,4117647058823</text:p>
          </table:table-cell>
          <table:table-cell table:formula="of:=[.G36]/2" office:value-type="float" office:value="14.7058823529412" calcext:value-type="float">
            <text:p>14,705882352941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*1" office:value-type="float" office:value="35" calcext:value-type="float">
            <text:p>35</text:p>
          </table:table-cell>
          <table:table-cell table:formula="of:=[.B37]/16.5" office:value-type="float" office:value="2.12121212121212" calcext:value-type="float">
            <text:p>2,121</text:p>
          </table:table-cell>
          <table:table-cell table:formula="of:=[.C37]*207" office:value-type="float" office:value="439.090909090909" calcext:value-type="float">
            <text:p>439,091</text:p>
          </table:table-cell>
          <table:table-cell table:formula="of:=[.D37]*60/100" office:value-type="float" office:value="263.454545454545" calcext:value-type="float">
            <text:p>263,455</text:p>
          </table:table-cell>
          <table:table-cell table:formula="of:=[.E37]*60/1000" office:value-type="float" office:value="15.8072727272727" calcext:value-type="float">
            <text:p>15,807</text:p>
          </table:table-cell>
          <table:table-cell table:formula="of:=1000/[.A37]" office:value-type="float" office:value="28.5714285714286" calcext:value-type="float">
            <text:p>28,5714285714286</text:p>
          </table:table-cell>
          <table:table-cell table:formula="of:=[.G37]/2" office:value-type="float" office:value="14.2857142857143" calcext:value-type="float">
            <text:p>14,285714285714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*1" office:value-type="float" office:value="36" calcext:value-type="float">
            <text:p>36</text:p>
          </table:table-cell>
          <table:table-cell table:formula="of:=[.B38]/16.5" office:value-type="float" office:value="2.18181818181818" calcext:value-type="float">
            <text:p>2,182</text:p>
          </table:table-cell>
          <table:table-cell table:formula="of:=[.C38]*207" office:value-type="float" office:value="451.636363636364" calcext:value-type="float">
            <text:p>451,636</text:p>
          </table:table-cell>
          <table:table-cell table:formula="of:=[.D38]*60/100" office:value-type="float" office:value="270.981818181818" calcext:value-type="float">
            <text:p>270,982</text:p>
          </table:table-cell>
          <table:table-cell table:formula="of:=[.E38]*60/1000" office:value-type="float" office:value="16.2589090909091" calcext:value-type="float">
            <text:p>16,259</text:p>
          </table:table-cell>
          <table:table-cell table:formula="of:=1000/[.A38]" office:value-type="float" office:value="27.7777777777778" calcext:value-type="float">
            <text:p>27,7777777777778</text:p>
          </table:table-cell>
          <table:table-cell table:formula="of:=[.G38]/2" office:value-type="float" office:value="13.8888888888889" calcext:value-type="float">
            <text:p>13,88888888888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*1" office:value-type="float" office:value="37" calcext:value-type="float">
            <text:p>37</text:p>
          </table:table-cell>
          <table:table-cell table:formula="of:=[.B39]/16.5" office:value-type="float" office:value="2.24242424242424" calcext:value-type="float">
            <text:p>2,242</text:p>
          </table:table-cell>
          <table:table-cell table:formula="of:=[.C39]*207" office:value-type="float" office:value="464.181818181818" calcext:value-type="float">
            <text:p>464,182</text:p>
          </table:table-cell>
          <table:table-cell table:formula="of:=[.D39]*60/100" office:value-type="float" office:value="278.509090909091" calcext:value-type="float">
            <text:p>278,509</text:p>
          </table:table-cell>
          <table:table-cell table:formula="of:=[.E39]*60/1000" office:value-type="float" office:value="16.7105454545455" calcext:value-type="float">
            <text:p>16,711</text:p>
          </table:table-cell>
          <table:table-cell table:formula="of:=1000/[.A39]" office:value-type="float" office:value="27.027027027027" calcext:value-type="float">
            <text:p>27,027027027027</text:p>
          </table:table-cell>
          <table:table-cell table:formula="of:=[.G39]/2" office:value-type="float" office:value="13.5135135135135" calcext:value-type="float">
            <text:p>13,51351351351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*1" office:value-type="float" office:value="38" calcext:value-type="float">
            <text:p>38</text:p>
          </table:table-cell>
          <table:table-cell table:formula="of:=[.B40]/16.5" office:value-type="float" office:value="2.3030303030303" calcext:value-type="float">
            <text:p>2,303</text:p>
          </table:table-cell>
          <table:table-cell table:formula="of:=[.C40]*207" office:value-type="float" office:value="476.727272727273" calcext:value-type="float">
            <text:p>476,727</text:p>
          </table:table-cell>
          <table:table-cell table:formula="of:=[.D40]*60/100" office:value-type="float" office:value="286.036363636364" calcext:value-type="float">
            <text:p>286,036</text:p>
          </table:table-cell>
          <table:table-cell table:formula="of:=[.E40]*60/1000" office:value-type="float" office:value="17.1621818181818" calcext:value-type="float">
            <text:p>17,162</text:p>
          </table:table-cell>
          <table:table-cell table:formula="of:=1000/[.A40]" office:value-type="float" office:value="26.3157894736842" calcext:value-type="float">
            <text:p>26,3157894736842</text:p>
          </table:table-cell>
          <table:table-cell table:formula="of:=[.G40]/2" office:value-type="float" office:value="13.1578947368421" calcext:value-type="float">
            <text:p>13,157894736842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*1" office:value-type="float" office:value="39" calcext:value-type="float">
            <text:p>39</text:p>
          </table:table-cell>
          <table:table-cell table:formula="of:=[.B41]/16.5" office:value-type="float" office:value="2.36363636363636" calcext:value-type="float">
            <text:p>2,364</text:p>
          </table:table-cell>
          <table:table-cell table:formula="of:=[.C41]*207" office:value-type="float" office:value="489.272727272727" calcext:value-type="float">
            <text:p>489,273</text:p>
          </table:table-cell>
          <table:table-cell table:formula="of:=[.D41]*60/100" office:value-type="float" office:value="293.563636363636" calcext:value-type="float">
            <text:p>293,564</text:p>
          </table:table-cell>
          <table:table-cell table:formula="of:=[.E41]*60/1000" office:value-type="float" office:value="17.6138181818182" calcext:value-type="float">
            <text:p>17,614</text:p>
          </table:table-cell>
          <table:table-cell table:formula="of:=1000/[.A41]" office:value-type="float" office:value="25.6410256410256" calcext:value-type="float">
            <text:p>25,6410256410256</text:p>
          </table:table-cell>
          <table:table-cell table:formula="of:=[.G41]/2" office:value-type="float" office:value="12.8205128205128" calcext:value-type="float">
            <text:p>12,82051282051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*1" office:value-type="float" office:value="40" calcext:value-type="float">
            <text:p>40</text:p>
          </table:table-cell>
          <table:table-cell table:formula="of:=[.B42]/16.5" office:value-type="float" office:value="2.42424242424242" calcext:value-type="float">
            <text:p>2,424</text:p>
          </table:table-cell>
          <table:table-cell table:formula="of:=[.C42]*207" office:value-type="float" office:value="501.818181818182" calcext:value-type="float">
            <text:p>501,818</text:p>
          </table:table-cell>
          <table:table-cell table:formula="of:=[.D42]*60/100" office:value-type="float" office:value="301.090909090909" calcext:value-type="float">
            <text:p>301,091</text:p>
          </table:table-cell>
          <table:table-cell table:formula="of:=[.E42]*60/1000" office:value-type="float" office:value="18.0654545454545" calcext:value-type="float">
            <text:p>18,065</text:p>
          </table:table-cell>
          <table:table-cell table:formula="of:=1000/[.A42]" office:value-type="float" office:value="25" calcext:value-type="float">
            <text:p>25</text:p>
          </table:table-cell>
          <table:table-cell table:formula="of:=[.G42]/2" office:value-type="float" office:value="12.5" calcext:value-type="float">
            <text:p>12,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*1" office:value-type="float" office:value="41" calcext:value-type="float">
            <text:p>41</text:p>
          </table:table-cell>
          <table:table-cell table:formula="of:=[.B43]/16.5" office:value-type="float" office:value="2.48484848484848" calcext:value-type="float">
            <text:p>2,485</text:p>
          </table:table-cell>
          <table:table-cell table:formula="of:=[.C43]*207" office:value-type="float" office:value="514.363636363636" calcext:value-type="float">
            <text:p>514,364</text:p>
          </table:table-cell>
          <table:table-cell table:formula="of:=[.D43]*60/100" office:value-type="float" office:value="308.618181818182" calcext:value-type="float">
            <text:p>308,618</text:p>
          </table:table-cell>
          <table:table-cell table:formula="of:=[.E43]*60/1000" office:value-type="float" office:value="18.5170909090909" calcext:value-type="float">
            <text:p>18,517</text:p>
          </table:table-cell>
          <table:table-cell table:formula="of:=1000/[.A43]" office:value-type="float" office:value="24.390243902439" calcext:value-type="float">
            <text:p>24,390243902439</text:p>
          </table:table-cell>
          <table:table-cell table:formula="of:=[.G43]/2" office:value-type="float" office:value="12.1951219512195" calcext:value-type="float">
            <text:p>12,195121951219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*1" office:value-type="float" office:value="42" calcext:value-type="float">
            <text:p>42</text:p>
          </table:table-cell>
          <table:table-cell table:formula="of:=[.B44]/16.5" office:value-type="float" office:value="2.54545454545455" calcext:value-type="float">
            <text:p>2,545</text:p>
          </table:table-cell>
          <table:table-cell table:formula="of:=[.C44]*207" office:value-type="float" office:value="526.909090909091" calcext:value-type="float">
            <text:p>526,909</text:p>
          </table:table-cell>
          <table:table-cell table:formula="of:=[.D44]*60/100" office:value-type="float" office:value="316.145454545454" calcext:value-type="float">
            <text:p>316,145</text:p>
          </table:table-cell>
          <table:table-cell table:formula="of:=[.E44]*60/1000" office:value-type="float" office:value="18.9687272727273" calcext:value-type="float">
            <text:p>18,969</text:p>
          </table:table-cell>
          <table:table-cell table:formula="of:=1000/[.A44]" office:value-type="float" office:value="23.8095238095238" calcext:value-type="float">
            <text:p>23,8095238095238</text:p>
          </table:table-cell>
          <table:table-cell table:formula="of:=[.G44]/2" office:value-type="float" office:value="11.9047619047619" calcext:value-type="float">
            <text:p>11,90476190476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*1" office:value-type="float" office:value="43" calcext:value-type="float">
            <text:p>43</text:p>
          </table:table-cell>
          <table:table-cell table:formula="of:=[.B45]/16.5" office:value-type="float" office:value="2.60606060606061" calcext:value-type="float">
            <text:p>2,606</text:p>
          </table:table-cell>
          <table:table-cell table:formula="of:=[.C45]*207" office:value-type="float" office:value="539.454545454545" calcext:value-type="float">
            <text:p>539,455</text:p>
          </table:table-cell>
          <table:table-cell table:formula="of:=[.D45]*60/100" office:value-type="float" office:value="323.672727272727" calcext:value-type="float">
            <text:p>323,673</text:p>
          </table:table-cell>
          <table:table-cell table:formula="of:=[.E45]*60/1000" office:value-type="float" office:value="19.4203636363636" calcext:value-type="float">
            <text:p>19,420</text:p>
          </table:table-cell>
          <table:table-cell table:formula="of:=1000/[.A45]" office:value-type="float" office:value="23.2558139534884" calcext:value-type="float">
            <text:p>23,2558139534884</text:p>
          </table:table-cell>
          <table:table-cell table:formula="of:=[.G45]/2" office:value-type="float" office:value="11.6279069767442" calcext:value-type="float">
            <text:p>11,627906976744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*1" office:value-type="float" office:value="44" calcext:value-type="float">
            <text:p>44</text:p>
          </table:table-cell>
          <table:table-cell table:formula="of:=[.B46]/16.5" office:value-type="float" office:value="2.66666666666667" calcext:value-type="float">
            <text:p>2,667</text:p>
          </table:table-cell>
          <table:table-cell table:formula="of:=[.C46]*207" office:value-type="float" office:value="552" calcext:value-type="float">
            <text:p>552,000</text:p>
          </table:table-cell>
          <table:table-cell table:formula="of:=[.D46]*60/100" office:value-type="float" office:value="331.2" calcext:value-type="float">
            <text:p>331,200</text:p>
          </table:table-cell>
          <table:table-cell table:formula="of:=[.E46]*60/1000" office:value-type="float" office:value="19.872" calcext:value-type="float">
            <text:p>19,872</text:p>
          </table:table-cell>
          <table:table-cell table:formula="of:=1000/[.A46]" office:value-type="float" office:value="22.7272727272727" calcext:value-type="float">
            <text:p>22,7272727272727</text:p>
          </table:table-cell>
          <table:table-cell table:formula="of:=[.G46]/2" office:value-type="float" office:value="11.3636363636364" calcext:value-type="float">
            <text:p>11,363636363636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*1" office:value-type="float" office:value="45" calcext:value-type="float">
            <text:p>45</text:p>
          </table:table-cell>
          <table:table-cell table:formula="of:=[.B47]/16.5" office:value-type="float" office:value="2.72727272727273" calcext:value-type="float">
            <text:p>2,727</text:p>
          </table:table-cell>
          <table:table-cell table:formula="of:=[.C47]*207" office:value-type="float" office:value="564.545454545454" calcext:value-type="float">
            <text:p>564,545</text:p>
          </table:table-cell>
          <table:table-cell table:formula="of:=[.D47]*60/100" office:value-type="float" office:value="338.727272727273" calcext:value-type="float">
            <text:p>338,727</text:p>
          </table:table-cell>
          <table:table-cell table:formula="of:=[.E47]*60/1000" office:value-type="float" office:value="20.3236363636364" calcext:value-type="float">
            <text:p>20,324</text:p>
          </table:table-cell>
          <table:table-cell table:formula="of:=1000/[.A47]" office:value-type="float" office:value="22.2222222222222" calcext:value-type="float">
            <text:p>22,2222222222222</text:p>
          </table:table-cell>
          <table:table-cell table:formula="of:=[.G47]/2" office:value-type="float" office:value="11.1111111111111" calcext:value-type="float">
            <text:p>11,11111111111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*1" office:value-type="float" office:value="46" calcext:value-type="float">
            <text:p>46</text:p>
          </table:table-cell>
          <table:table-cell table:formula="of:=[.B48]/16.5" office:value-type="float" office:value="2.78787878787879" calcext:value-type="float">
            <text:p>2,788</text:p>
          </table:table-cell>
          <table:table-cell table:formula="of:=[.C48]*207" office:value-type="float" office:value="577.090909090909" calcext:value-type="float">
            <text:p>577,091</text:p>
          </table:table-cell>
          <table:table-cell table:formula="of:=[.D48]*60/100" office:value-type="float" office:value="346.254545454545" calcext:value-type="float">
            <text:p>346,255</text:p>
          </table:table-cell>
          <table:table-cell table:formula="of:=[.E48]*60/1000" office:value-type="float" office:value="20.7752727272727" calcext:value-type="float">
            <text:p>20,775</text:p>
          </table:table-cell>
          <table:table-cell table:formula="of:=1000/[.A48]" office:value-type="float" office:value="21.7391304347826" calcext:value-type="float">
            <text:p>21,7391304347826</text:p>
          </table:table-cell>
          <table:table-cell table:formula="of:=[.G48]/2" office:value-type="float" office:value="10.8695652173913" calcext:value-type="float">
            <text:p>10,86956521739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*1" office:value-type="float" office:value="47" calcext:value-type="float">
            <text:p>47</text:p>
          </table:table-cell>
          <table:table-cell table:formula="of:=[.B49]/16.5" office:value-type="float" office:value="2.84848484848485" calcext:value-type="float">
            <text:p>2,848</text:p>
          </table:table-cell>
          <table:table-cell table:formula="of:=[.C49]*207" office:value-type="float" office:value="589.636363636364" calcext:value-type="float">
            <text:p>589,636</text:p>
          </table:table-cell>
          <table:table-cell table:formula="of:=[.D49]*60/100" office:value-type="float" office:value="353.781818181818" calcext:value-type="float">
            <text:p>353,782</text:p>
          </table:table-cell>
          <table:table-cell table:formula="of:=[.E49]*60/1000" office:value-type="float" office:value="21.2269090909091" calcext:value-type="float">
            <text:p>21,227</text:p>
          </table:table-cell>
          <table:table-cell table:formula="of:=1000/[.A49]" office:value-type="float" office:value="21.2765957446808" calcext:value-type="float">
            <text:p>21,2765957446808</text:p>
          </table:table-cell>
          <table:table-cell table:formula="of:=[.G49]/2" office:value-type="float" office:value="10.6382978723404" calcext:value-type="float">
            <text:p>10,63829787234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*1" office:value-type="float" office:value="48" calcext:value-type="float">
            <text:p>48</text:p>
          </table:table-cell>
          <table:table-cell table:formula="of:=[.B50]/16.5" office:value-type="float" office:value="2.90909090909091" calcext:value-type="float">
            <text:p>2,909</text:p>
          </table:table-cell>
          <table:table-cell table:formula="of:=[.C50]*207" office:value-type="float" office:value="602.181818181818" calcext:value-type="float">
            <text:p>602,182</text:p>
          </table:table-cell>
          <table:table-cell table:formula="of:=[.D50]*60/100" office:value-type="float" office:value="361.309090909091" calcext:value-type="float">
            <text:p>361,309</text:p>
          </table:table-cell>
          <table:table-cell table:formula="of:=[.E50]*60/1000" office:value-type="float" office:value="21.6785454545455" calcext:value-type="float">
            <text:p>21,679</text:p>
          </table:table-cell>
          <table:table-cell table:formula="of:=1000/[.A50]" office:value-type="float" office:value="20.8333333333333" calcext:value-type="float">
            <text:p>20,8333333333333</text:p>
          </table:table-cell>
          <table:table-cell table:formula="of:=[.G50]/2" office:value-type="float" office:value="10.4166666666667" calcext:value-type="float">
            <text:p>10,41666666666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*1" office:value-type="float" office:value="49" calcext:value-type="float">
            <text:p>49</text:p>
          </table:table-cell>
          <table:table-cell table:formula="of:=[.B51]/16.5" office:value-type="float" office:value="2.96969696969697" calcext:value-type="float">
            <text:p>2,970</text:p>
          </table:table-cell>
          <table:table-cell table:formula="of:=[.C51]*207" office:value-type="float" office:value="614.727272727273" calcext:value-type="float">
            <text:p>614,727</text:p>
          </table:table-cell>
          <table:table-cell table:formula="of:=[.D51]*60/100" office:value-type="float" office:value="368.836363636364" calcext:value-type="float">
            <text:p>368,836</text:p>
          </table:table-cell>
          <table:table-cell table:formula="of:=[.E51]*60/1000" office:value-type="float" office:value="22.1301818181818" calcext:value-type="float">
            <text:p>22,130</text:p>
          </table:table-cell>
          <table:table-cell table:formula="of:=1000/[.A51]" office:value-type="float" office:value="20.4081632653061" calcext:value-type="float">
            <text:p>20,4081632653061</text:p>
          </table:table-cell>
          <table:table-cell table:formula="of:=[.G51]/2" office:value-type="float" office:value="10.2040816326531" calcext:value-type="float">
            <text:p>10,20408163265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*1" office:value-type="float" office:value="50" calcext:value-type="float">
            <text:p>50</text:p>
          </table:table-cell>
          <table:table-cell table:formula="of:=[.B52]/16.5" office:value-type="float" office:value="3.03030303030303" calcext:value-type="float">
            <text:p>3,030</text:p>
          </table:table-cell>
          <table:table-cell table:formula="of:=[.C52]*207" office:value-type="float" office:value="627.272727272727" calcext:value-type="float">
            <text:p>627,273</text:p>
          </table:table-cell>
          <table:table-cell table:formula="of:=[.D52]*60/100" office:value-type="float" office:value="376.363636363636" calcext:value-type="float">
            <text:p>376,364</text:p>
          </table:table-cell>
          <table:table-cell table:formula="of:=[.E52]*60/1000" office:value-type="float" office:value="22.5818181818182" calcext:value-type="float">
            <text:p>22,582</text:p>
          </table:table-cell>
          <table:table-cell table:formula="of:=1000/[.A52]" office:value-type="float" office:value="20" calcext:value-type="float">
            <text:p>20</text:p>
          </table:table-cell>
          <table:table-cell table:formula="of:=[.G52]/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*1" office:value-type="float" office:value="51" calcext:value-type="float">
            <text:p>51</text:p>
          </table:table-cell>
          <table:table-cell table:formula="of:=[.B53]/16.5" office:value-type="float" office:value="3.09090909090909" calcext:value-type="float">
            <text:p>3,091</text:p>
          </table:table-cell>
          <table:table-cell table:formula="of:=[.C53]*207" office:value-type="float" office:value="639.818181818182" calcext:value-type="float">
            <text:p>639,818</text:p>
          </table:table-cell>
          <table:table-cell table:formula="of:=[.D53]*60/100" office:value-type="float" office:value="383.890909090909" calcext:value-type="float">
            <text:p>383,891</text:p>
          </table:table-cell>
          <table:table-cell table:formula="of:=[.E53]*60/1000" office:value-type="float" office:value="23.0334545454545" calcext:value-type="float">
            <text:p>23,033</text:p>
          </table:table-cell>
          <table:table-cell table:formula="of:=1000/[.A53]" office:value-type="float" office:value="19.6078431372549" calcext:value-type="float">
            <text:p>19,6078431372549</text:p>
          </table:table-cell>
          <table:table-cell table:formula="of:=[.G53]/2" office:value-type="float" office:value="9.80392156862745" calcext:value-type="float">
            <text:p>9,803921568627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*1" office:value-type="float" office:value="52" calcext:value-type="float">
            <text:p>52</text:p>
          </table:table-cell>
          <table:table-cell table:formula="of:=[.B54]/16.5" office:value-type="float" office:value="3.15151515151515" calcext:value-type="float">
            <text:p>3,152</text:p>
          </table:table-cell>
          <table:table-cell table:formula="of:=[.C54]*207" office:value-type="float" office:value="652.363636363636" calcext:value-type="float">
            <text:p>652,364</text:p>
          </table:table-cell>
          <table:table-cell table:formula="of:=[.D54]*60/100" office:value-type="float" office:value="391.418181818182" calcext:value-type="float">
            <text:p>391,418</text:p>
          </table:table-cell>
          <table:table-cell table:formula="of:=[.E54]*60/1000" office:value-type="float" office:value="23.4850909090909" calcext:value-type="float">
            <text:p>23,485</text:p>
          </table:table-cell>
          <table:table-cell table:formula="of:=1000/[.A54]" office:value-type="float" office:value="19.2307692307692" calcext:value-type="float">
            <text:p>19,2307692307692</text:p>
          </table:table-cell>
          <table:table-cell table:formula="of:=[.G54]/2" office:value-type="float" office:value="9.61538461538462" calcext:value-type="float">
            <text:p>9,6153846153846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*1" office:value-type="float" office:value="53" calcext:value-type="float">
            <text:p>53</text:p>
          </table:table-cell>
          <table:table-cell table:formula="of:=[.B55]/16.5" office:value-type="float" office:value="3.21212121212121" calcext:value-type="float">
            <text:p>3,212</text:p>
          </table:table-cell>
          <table:table-cell table:formula="of:=[.C55]*207" office:value-type="float" office:value="664.909090909091" calcext:value-type="float">
            <text:p>664,909</text:p>
          </table:table-cell>
          <table:table-cell table:formula="of:=[.D55]*60/100" office:value-type="float" office:value="398.945454545455" calcext:value-type="float">
            <text:p>398,945</text:p>
          </table:table-cell>
          <table:table-cell table:formula="of:=[.E55]*60/1000" office:value-type="float" office:value="23.9367272727273" calcext:value-type="float">
            <text:p>23,937</text:p>
          </table:table-cell>
          <table:table-cell table:formula="of:=1000/[.A55]" office:value-type="float" office:value="18.8679245283019" calcext:value-type="float">
            <text:p>18,8679245283019</text:p>
          </table:table-cell>
          <table:table-cell table:formula="of:=[.G55]/2" office:value-type="float" office:value="9.43396226415094" calcext:value-type="float">
            <text:p>9,4339622641509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*1" office:value-type="float" office:value="54" calcext:value-type="float">
            <text:p>54</text:p>
          </table:table-cell>
          <table:table-cell table:formula="of:=[.B56]/16.5" office:value-type="float" office:value="3.27272727272727" calcext:value-type="float">
            <text:p>3,273</text:p>
          </table:table-cell>
          <table:table-cell table:formula="of:=[.C56]*207" office:value-type="float" office:value="677.454545454546" calcext:value-type="float">
            <text:p>677,455</text:p>
          </table:table-cell>
          <table:table-cell table:formula="of:=[.D56]*60/100" office:value-type="float" office:value="406.472727272727" calcext:value-type="float">
            <text:p>406,473</text:p>
          </table:table-cell>
          <table:table-cell table:formula="of:=[.E56]*60/1000" office:value-type="float" office:value="24.3883636363636" calcext:value-type="float">
            <text:p>24,388</text:p>
          </table:table-cell>
          <table:table-cell table:formula="of:=1000/[.A56]" office:value-type="float" office:value="18.5185185185185" calcext:value-type="float">
            <text:p>18,5185185185185</text:p>
          </table:table-cell>
          <table:table-cell table:formula="of:=[.G56]/2" office:value-type="float" office:value="9.25925925925926" calcext:value-type="float">
            <text:p>9,2592592592592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*1" office:value-type="float" office:value="55" calcext:value-type="float">
            <text:p>55</text:p>
          </table:table-cell>
          <table:table-cell table:formula="of:=[.B57]/16.5" office:value-type="float" office:value="3.33333333333333" calcext:value-type="float">
            <text:p>3,333</text:p>
          </table:table-cell>
          <table:table-cell table:formula="of:=[.C57]*207" office:value-type="float" office:value="690" calcext:value-type="float">
            <text:p>690,000</text:p>
          </table:table-cell>
          <table:table-cell table:formula="of:=[.D57]*60/100" office:value-type="float" office:value="414" calcext:value-type="float">
            <text:p>414,000</text:p>
          </table:table-cell>
          <table:table-cell table:formula="of:=[.E57]*60/1000" office:value-type="float" office:value="24.84" calcext:value-type="float">
            <text:p>24,840</text:p>
          </table:table-cell>
          <table:table-cell table:formula="of:=1000/[.A57]" office:value-type="float" office:value="18.1818181818182" calcext:value-type="float">
            <text:p>18,1818181818182</text:p>
          </table:table-cell>
          <table:table-cell table:formula="of:=[.G57]/2" office:value-type="float" office:value="9.09090909090909" calcext:value-type="float">
            <text:p>9,0909090909090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*1" office:value-type="float" office:value="56" calcext:value-type="float">
            <text:p>56</text:p>
          </table:table-cell>
          <table:table-cell table:formula="of:=[.B58]/16.5" office:value-type="float" office:value="3.39393939393939" calcext:value-type="float">
            <text:p>3,394</text:p>
          </table:table-cell>
          <table:table-cell table:formula="of:=[.C58]*207" office:value-type="float" office:value="702.545454545455" calcext:value-type="float">
            <text:p>702,545</text:p>
          </table:table-cell>
          <table:table-cell table:formula="of:=[.D58]*60/100" office:value-type="float" office:value="421.527272727273" calcext:value-type="float">
            <text:p>421,527</text:p>
          </table:table-cell>
          <table:table-cell table:formula="of:=[.E58]*60/1000" office:value-type="float" office:value="25.2916363636364" calcext:value-type="float">
            <text:p>25,292</text:p>
          </table:table-cell>
          <table:table-cell table:formula="of:=1000/[.A58]" office:value-type="float" office:value="17.8571428571429" calcext:value-type="float">
            <text:p>17,8571428571429</text:p>
          </table:table-cell>
          <table:table-cell table:formula="of:=[.G58]/2" office:value-type="float" office:value="8.92857142857143" calcext:value-type="float">
            <text:p>8,9285714285714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*1" office:value-type="float" office:value="57" calcext:value-type="float">
            <text:p>57</text:p>
          </table:table-cell>
          <table:table-cell table:formula="of:=[.B59]/16.5" office:value-type="float" office:value="3.45454545454545" calcext:value-type="float">
            <text:p>3,455</text:p>
          </table:table-cell>
          <table:table-cell table:formula="of:=[.C59]*207" office:value-type="float" office:value="715.090909090909" calcext:value-type="float">
            <text:p>715,091</text:p>
          </table:table-cell>
          <table:table-cell table:formula="of:=[.D59]*60/100" office:value-type="float" office:value="429.054545454545" calcext:value-type="float">
            <text:p>429,055</text:p>
          </table:table-cell>
          <table:table-cell table:formula="of:=[.E59]*60/1000" office:value-type="float" office:value="25.7432727272727" calcext:value-type="float">
            <text:p>25,743</text:p>
          </table:table-cell>
          <table:table-cell table:formula="of:=1000/[.A59]" office:value-type="float" office:value="17.5438596491228" calcext:value-type="float">
            <text:p>17,5438596491228</text:p>
          </table:table-cell>
          <table:table-cell table:formula="of:=[.G59]/2" office:value-type="float" office:value="8.7719298245614" calcext:value-type="float">
            <text:p>8,77192982456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*1" office:value-type="float" office:value="58" calcext:value-type="float">
            <text:p>58</text:p>
          </table:table-cell>
          <table:table-cell table:formula="of:=[.B60]/16.5" office:value-type="float" office:value="3.51515151515152" calcext:value-type="float">
            <text:p>3,515</text:p>
          </table:table-cell>
          <table:table-cell table:formula="of:=[.C60]*207" office:value-type="float" office:value="727.636363636364" calcext:value-type="float">
            <text:p>727,636</text:p>
          </table:table-cell>
          <table:table-cell table:formula="of:=[.D60]*60/100" office:value-type="float" office:value="436.581818181818" calcext:value-type="float">
            <text:p>436,582</text:p>
          </table:table-cell>
          <table:table-cell table:formula="of:=[.E60]*60/1000" office:value-type="float" office:value="26.1949090909091" calcext:value-type="float">
            <text:p>26,195</text:p>
          </table:table-cell>
          <table:table-cell table:formula="of:=1000/[.A60]" office:value-type="float" office:value="17.2413793103448" calcext:value-type="float">
            <text:p>17,2413793103448</text:p>
          </table:table-cell>
          <table:table-cell table:formula="of:=[.G60]/2" office:value-type="float" office:value="8.62068965517241" calcext:value-type="float">
            <text:p>8,6206896551724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*1" office:value-type="float" office:value="59" calcext:value-type="float">
            <text:p>59</text:p>
          </table:table-cell>
          <table:table-cell table:formula="of:=[.B61]/16.5" office:value-type="float" office:value="3.57575757575758" calcext:value-type="float">
            <text:p>3,576</text:p>
          </table:table-cell>
          <table:table-cell table:formula="of:=[.C61]*207" office:value-type="float" office:value="740.181818181818" calcext:value-type="float">
            <text:p>740,182</text:p>
          </table:table-cell>
          <table:table-cell table:formula="of:=[.D61]*60/100" office:value-type="float" office:value="444.109090909091" calcext:value-type="float">
            <text:p>444,109</text:p>
          </table:table-cell>
          <table:table-cell table:formula="of:=[.E61]*60/1000" office:value-type="float" office:value="26.6465454545455" calcext:value-type="float">
            <text:p>26,647</text:p>
          </table:table-cell>
          <table:table-cell table:formula="of:=1000/[.A61]" office:value-type="float" office:value="16.9491525423729" calcext:value-type="float">
            <text:p>16,9491525423729</text:p>
          </table:table-cell>
          <table:table-cell table:formula="of:=[.G61]/2" office:value-type="float" office:value="8.47457627118644" calcext:value-type="float">
            <text:p>8,474576271186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*1" office:value-type="float" office:value="60" calcext:value-type="float">
            <text:p>60</text:p>
          </table:table-cell>
          <table:table-cell table:formula="of:=[.B62]/16.5" office:value-type="float" office:value="3.63636363636364" calcext:value-type="float">
            <text:p>3,636</text:p>
          </table:table-cell>
          <table:table-cell table:formula="of:=[.C62]*207" office:value-type="float" office:value="752.727272727273" calcext:value-type="float">
            <text:p>752,727</text:p>
          </table:table-cell>
          <table:table-cell table:formula="of:=[.D62]*60/100" office:value-type="float" office:value="451.636363636364" calcext:value-type="float">
            <text:p>451,636</text:p>
          </table:table-cell>
          <table:table-cell table:formula="of:=[.E62]*60/1000" office:value-type="float" office:value="27.0981818181818" calcext:value-type="float">
            <text:p>27,098</text:p>
          </table:table-cell>
          <table:table-cell table:formula="of:=1000/[.A62]" office:value-type="float" office:value="16.6666666666667" calcext:value-type="float">
            <text:p>16,6666666666667</text:p>
          </table:table-cell>
          <table:table-cell table:formula="of:=[.G62]/2" office:value-type="float" office:value="8.33333333333333" calcext:value-type="float">
            <text:p>8,3333333333333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*1" office:value-type="float" office:value="61" calcext:value-type="float">
            <text:p>61</text:p>
          </table:table-cell>
          <table:table-cell table:formula="of:=[.B63]/16.5" office:value-type="float" office:value="3.6969696969697" calcext:value-type="float">
            <text:p>3,697</text:p>
          </table:table-cell>
          <table:table-cell table:formula="of:=[.C63]*207" office:value-type="float" office:value="765.272727272727" calcext:value-type="float">
            <text:p>765,273</text:p>
          </table:table-cell>
          <table:table-cell table:formula="of:=[.D63]*60/100" office:value-type="float" office:value="459.163636363636" calcext:value-type="float">
            <text:p>459,164</text:p>
          </table:table-cell>
          <table:table-cell table:formula="of:=[.E63]*60/1000" office:value-type="float" office:value="27.5498181818182" calcext:value-type="float">
            <text:p>27,550</text:p>
          </table:table-cell>
          <table:table-cell table:formula="of:=1000/[.A63]" office:value-type="float" office:value="16.3934426229508" calcext:value-type="float">
            <text:p>16,3934426229508</text:p>
          </table:table-cell>
          <table:table-cell table:formula="of:=[.G63]/2" office:value-type="float" office:value="8.19672131147541" calcext:value-type="float">
            <text:p>8,1967213114754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*1" office:value-type="float" office:value="62" calcext:value-type="float">
            <text:p>62</text:p>
          </table:table-cell>
          <table:table-cell table:formula="of:=[.B64]/16.5" office:value-type="float" office:value="3.75757575757576" calcext:value-type="float">
            <text:p>3,758</text:p>
          </table:table-cell>
          <table:table-cell table:formula="of:=[.C64]*207" office:value-type="float" office:value="777.818181818182" calcext:value-type="float">
            <text:p>777,818</text:p>
          </table:table-cell>
          <table:table-cell table:formula="of:=[.D64]*60/100" office:value-type="float" office:value="466.690909090909" calcext:value-type="float">
            <text:p>466,691</text:p>
          </table:table-cell>
          <table:table-cell table:formula="of:=[.E64]*60/1000" office:value-type="float" office:value="28.0014545454545" calcext:value-type="float">
            <text:p>28,001</text:p>
          </table:table-cell>
          <table:table-cell table:formula="of:=1000/[.A64]" office:value-type="float" office:value="16.1290322580645" calcext:value-type="float">
            <text:p>16,1290322580645</text:p>
          </table:table-cell>
          <table:table-cell table:formula="of:=[.G64]/2" office:value-type="float" office:value="8.06451612903226" calcext:value-type="float">
            <text:p>8,0645161290322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*1" office:value-type="float" office:value="63" calcext:value-type="float">
            <text:p>63</text:p>
          </table:table-cell>
          <table:table-cell table:formula="of:=[.B65]/16.5" office:value-type="float" office:value="3.81818181818182" calcext:value-type="float">
            <text:p>3,818</text:p>
          </table:table-cell>
          <table:table-cell table:formula="of:=[.C65]*207" office:value-type="float" office:value="790.363636363636" calcext:value-type="float">
            <text:p>790,364</text:p>
          </table:table-cell>
          <table:table-cell table:formula="of:=[.D65]*60/100" office:value-type="float" office:value="474.218181818182" calcext:value-type="float">
            <text:p>474,218</text:p>
          </table:table-cell>
          <table:table-cell table:formula="of:=[.E65]*60/1000" office:value-type="float" office:value="28.4530909090909" calcext:value-type="float">
            <text:p>28,453</text:p>
          </table:table-cell>
          <table:table-cell table:formula="of:=1000/[.A65]" office:value-type="float" office:value="15.8730158730159" calcext:value-type="float">
            <text:p>15,8730158730159</text:p>
          </table:table-cell>
          <table:table-cell table:formula="of:=[.G65]/2" office:value-type="float" office:value="7.93650793650794" calcext:value-type="float">
            <text:p>7,936507936507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*1" office:value-type="float" office:value="64" calcext:value-type="float">
            <text:p>64</text:p>
          </table:table-cell>
          <table:table-cell table:formula="of:=[.B66]/16.5" office:value-type="float" office:value="3.87878787878788" calcext:value-type="float">
            <text:p>3,879</text:p>
          </table:table-cell>
          <table:table-cell table:formula="of:=[.C66]*207" office:value-type="float" office:value="802.909090909091" calcext:value-type="float">
            <text:p>802,909</text:p>
          </table:table-cell>
          <table:table-cell table:formula="of:=[.D66]*60/100" office:value-type="float" office:value="481.745454545455" calcext:value-type="float">
            <text:p>481,745</text:p>
          </table:table-cell>
          <table:table-cell table:formula="of:=[.E66]*60/1000" office:value-type="float" office:value="28.9047272727273" calcext:value-type="float">
            <text:p>28,905</text:p>
          </table:table-cell>
          <table:table-cell table:formula="of:=1000/[.A66]" office:value-type="float" office:value="15.625" calcext:value-type="float">
            <text:p>15,625</text:p>
          </table:table-cell>
          <table:table-cell table:formula="of:=[.G66]/2" office:value-type="float" office:value="7.8125" calcext:value-type="float">
            <text:p>7,81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*1" office:value-type="float" office:value="65" calcext:value-type="float">
            <text:p>65</text:p>
          </table:table-cell>
          <table:table-cell table:formula="of:=[.B67]/16.5" office:value-type="float" office:value="3.93939393939394" calcext:value-type="float">
            <text:p>3,939</text:p>
          </table:table-cell>
          <table:table-cell table:formula="of:=[.C67]*207" office:value-type="float" office:value="815.454545454545" calcext:value-type="float">
            <text:p>815,455</text:p>
          </table:table-cell>
          <table:table-cell table:formula="of:=[.D67]*60/100" office:value-type="float" office:value="489.272727272727" calcext:value-type="float">
            <text:p>489,273</text:p>
          </table:table-cell>
          <table:table-cell table:formula="of:=[.E67]*60/1000" office:value-type="float" office:value="29.3563636363636" calcext:value-type="float">
            <text:p>29,356</text:p>
          </table:table-cell>
          <table:table-cell table:formula="of:=1000/[.A67]" office:value-type="float" office:value="15.3846153846154" calcext:value-type="float">
            <text:p>15,3846153846154</text:p>
          </table:table-cell>
          <table:table-cell table:formula="of:=[.G67]/2" office:value-type="float" office:value="7.69230769230769" calcext:value-type="float">
            <text:p>7,6923076923076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8]*1" office:value-type="float" office:value="66" calcext:value-type="float">
            <text:p>66</text:p>
          </table:table-cell>
          <table:table-cell table:formula="of:=[.B68]/16.5" office:value-type="float" office:value="4" calcext:value-type="float">
            <text:p>4,000</text:p>
          </table:table-cell>
          <table:table-cell table:formula="of:=[.C68]*207" office:value-type="float" office:value="828" calcext:value-type="float">
            <text:p>828,000</text:p>
          </table:table-cell>
          <table:table-cell table:formula="of:=[.D68]*60/100" office:value-type="float" office:value="496.8" calcext:value-type="float">
            <text:p>496,800</text:p>
          </table:table-cell>
          <table:table-cell table:formula="of:=[.E68]*60/1000" office:value-type="float" office:value="29.808" calcext:value-type="float">
            <text:p>29,808</text:p>
          </table:table-cell>
          <table:table-cell table:formula="of:=1000/[.A68]" office:value-type="float" office:value="15.1515151515152" calcext:value-type="float">
            <text:p>15,1515151515152</text:p>
          </table:table-cell>
          <table:table-cell table:formula="of:=[.G68]/2" office:value-type="float" office:value="7.57575757575758" calcext:value-type="float">
            <text:p>7,5757575757575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9]*1" office:value-type="float" office:value="67" calcext:value-type="float">
            <text:p>67</text:p>
          </table:table-cell>
          <table:table-cell table:formula="of:=[.B69]/16.5" office:value-type="float" office:value="4.06060606060606" calcext:value-type="float">
            <text:p>4,061</text:p>
          </table:table-cell>
          <table:table-cell table:formula="of:=[.C69]*207" office:value-type="float" office:value="840.545454545454" calcext:value-type="float">
            <text:p>840,545</text:p>
          </table:table-cell>
          <table:table-cell table:formula="of:=[.D69]*60/100" office:value-type="float" office:value="504.327272727273" calcext:value-type="float">
            <text:p>504,327</text:p>
          </table:table-cell>
          <table:table-cell table:formula="of:=[.E69]*60/1000" office:value-type="float" office:value="30.2596363636364" calcext:value-type="float">
            <text:p>30,260</text:p>
          </table:table-cell>
          <table:table-cell table:formula="of:=1000/[.A69]" office:value-type="float" office:value="14.9253731343284" calcext:value-type="float">
            <text:p>14,9253731343284</text:p>
          </table:table-cell>
          <table:table-cell table:formula="of:=[.G69]/2" office:value-type="float" office:value="7.46268656716418" calcext:value-type="float">
            <text:p>7,462686567164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0]*1" office:value-type="float" office:value="68" calcext:value-type="float">
            <text:p>68</text:p>
          </table:table-cell>
          <table:table-cell table:formula="of:=[.B70]/16.5" office:value-type="float" office:value="4.12121212121212" calcext:value-type="float">
            <text:p>4,121</text:p>
          </table:table-cell>
          <table:table-cell table:formula="of:=[.C70]*207" office:value-type="float" office:value="853.090909090909" calcext:value-type="float">
            <text:p>853,091</text:p>
          </table:table-cell>
          <table:table-cell table:formula="of:=[.D70]*60/100" office:value-type="float" office:value="511.854545454545" calcext:value-type="float">
            <text:p>511,855</text:p>
          </table:table-cell>
          <table:table-cell table:formula="of:=[.E70]*60/1000" office:value-type="float" office:value="30.7112727272727" calcext:value-type="float">
            <text:p>30,711</text:p>
          </table:table-cell>
          <table:table-cell table:formula="of:=1000/[.A70]" office:value-type="float" office:value="14.7058823529412" calcext:value-type="float">
            <text:p>14,7058823529412</text:p>
          </table:table-cell>
          <table:table-cell table:formula="of:=[.G70]/2" office:value-type="float" office:value="7.35294117647059" calcext:value-type="float">
            <text:p>7,3529411764705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1]*1" office:value-type="float" office:value="69" calcext:value-type="float">
            <text:p>69</text:p>
          </table:table-cell>
          <table:table-cell table:formula="of:=[.B71]/16.5" office:value-type="float" office:value="4.18181818181818" calcext:value-type="float">
            <text:p>4,182</text:p>
          </table:table-cell>
          <table:table-cell table:formula="of:=[.C71]*207" office:value-type="float" office:value="865.636363636364" calcext:value-type="float">
            <text:p>865,636</text:p>
          </table:table-cell>
          <table:table-cell table:formula="of:=[.D71]*60/100" office:value-type="float" office:value="519.381818181818" calcext:value-type="float">
            <text:p>519,382</text:p>
          </table:table-cell>
          <table:table-cell table:formula="of:=[.E71]*60/1000" office:value-type="float" office:value="31.1629090909091" calcext:value-type="float">
            <text:p>31,163</text:p>
          </table:table-cell>
          <table:table-cell table:formula="of:=1000/[.A71]" office:value-type="float" office:value="14.4927536231884" calcext:value-type="float">
            <text:p>14,4927536231884</text:p>
          </table:table-cell>
          <table:table-cell table:formula="of:=[.G71]/2" office:value-type="float" office:value="7.2463768115942" calcext:value-type="float">
            <text:p>7,24637681159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2]*1" office:value-type="float" office:value="70" calcext:value-type="float">
            <text:p>70</text:p>
          </table:table-cell>
          <table:table-cell table:formula="of:=[.B72]/16.5" office:value-type="float" office:value="4.24242424242424" calcext:value-type="float">
            <text:p>4,242</text:p>
          </table:table-cell>
          <table:table-cell table:formula="of:=[.C72]*207" office:value-type="float" office:value="878.181818181818" calcext:value-type="float">
            <text:p>878,182</text:p>
          </table:table-cell>
          <table:table-cell table:formula="of:=[.D72]*60/100" office:value-type="float" office:value="526.909090909091" calcext:value-type="float">
            <text:p>526,909</text:p>
          </table:table-cell>
          <table:table-cell table:formula="of:=[.E72]*60/1000" office:value-type="float" office:value="31.6145454545455" calcext:value-type="float">
            <text:p>31,615</text:p>
          </table:table-cell>
          <table:table-cell table:formula="of:=1000/[.A72]" office:value-type="float" office:value="14.2857142857143" calcext:value-type="float">
            <text:p>14,2857142857143</text:p>
          </table:table-cell>
          <table:table-cell table:formula="of:=[.G72]/2" office:value-type="float" office:value="7.14285714285714" calcext:value-type="float">
            <text:p>7,142857142857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3]*1" office:value-type="float" office:value="71" calcext:value-type="float">
            <text:p>71</text:p>
          </table:table-cell>
          <table:table-cell table:formula="of:=[.B73]/16.5" office:value-type="float" office:value="4.3030303030303" calcext:value-type="float">
            <text:p>4,303</text:p>
          </table:table-cell>
          <table:table-cell table:formula="of:=[.C73]*207" office:value-type="float" office:value="890.727272727273" calcext:value-type="float">
            <text:p>890,727</text:p>
          </table:table-cell>
          <table:table-cell table:formula="of:=[.D73]*60/100" office:value-type="float" office:value="534.436363636364" calcext:value-type="float">
            <text:p>534,436</text:p>
          </table:table-cell>
          <table:table-cell table:formula="of:=[.E73]*60/1000" office:value-type="float" office:value="32.0661818181818" calcext:value-type="float">
            <text:p>32,066</text:p>
          </table:table-cell>
          <table:table-cell table:formula="of:=1000/[.A73]" office:value-type="float" office:value="14.0845070422535" calcext:value-type="float">
            <text:p>14,0845070422535</text:p>
          </table:table-cell>
          <table:table-cell table:formula="of:=[.G73]/2" office:value-type="float" office:value="7.04225352112676" calcext:value-type="float">
            <text:p>7,0422535211267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4]*1" office:value-type="float" office:value="72" calcext:value-type="float">
            <text:p>72</text:p>
          </table:table-cell>
          <table:table-cell table:formula="of:=[.B74]/16.5" office:value-type="float" office:value="4.36363636363636" calcext:value-type="float">
            <text:p>4,364</text:p>
          </table:table-cell>
          <table:table-cell table:formula="of:=[.C74]*207" office:value-type="float" office:value="903.272727272727" calcext:value-type="float">
            <text:p>903,273</text:p>
          </table:table-cell>
          <table:table-cell table:formula="of:=[.D74]*60/100" office:value-type="float" office:value="541.963636363636" calcext:value-type="float">
            <text:p>541,964</text:p>
          </table:table-cell>
          <table:table-cell table:formula="of:=[.E74]*60/1000" office:value-type="float" office:value="32.5178181818182" calcext:value-type="float">
            <text:p>32,518</text:p>
          </table:table-cell>
          <table:table-cell table:formula="of:=1000/[.A74]" office:value-type="float" office:value="13.8888888888889" calcext:value-type="float">
            <text:p>13,8888888888889</text:p>
          </table:table-cell>
          <table:table-cell table:formula="of:=[.G74]/2" office:value-type="float" office:value="6.94444444444444" calcext:value-type="float">
            <text:p>6,9444444444444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5]*1" office:value-type="float" office:value="73" calcext:value-type="float">
            <text:p>73</text:p>
          </table:table-cell>
          <table:table-cell table:formula="of:=[.B75]/16.5" office:value-type="float" office:value="4.42424242424242" calcext:value-type="float">
            <text:p>4,424</text:p>
          </table:table-cell>
          <table:table-cell table:formula="of:=[.C75]*207" office:value-type="float" office:value="915.818181818182" calcext:value-type="float">
            <text:p>915,818</text:p>
          </table:table-cell>
          <table:table-cell table:formula="of:=[.D75]*60/100" office:value-type="float" office:value="549.490909090909" calcext:value-type="float">
            <text:p>549,491</text:p>
          </table:table-cell>
          <table:table-cell table:formula="of:=[.E75]*60/1000" office:value-type="float" office:value="32.9694545454545" calcext:value-type="float">
            <text:p>32,969</text:p>
          </table:table-cell>
          <table:table-cell table:formula="of:=1000/[.A75]" office:value-type="float" office:value="13.6986301369863" calcext:value-type="float">
            <text:p>13,6986301369863</text:p>
          </table:table-cell>
          <table:table-cell table:formula="of:=[.G75]/2" office:value-type="float" office:value="6.84931506849315" calcext:value-type="float">
            <text:p>6,849315068493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6]*1" office:value-type="float" office:value="74" calcext:value-type="float">
            <text:p>74</text:p>
          </table:table-cell>
          <table:table-cell table:formula="of:=[.B76]/16.5" office:value-type="float" office:value="4.48484848484848" calcext:value-type="float">
            <text:p>4,485</text:p>
          </table:table-cell>
          <table:table-cell table:formula="of:=[.C76]*207" office:value-type="float" office:value="928.363636363636" calcext:value-type="float">
            <text:p>928,364</text:p>
          </table:table-cell>
          <table:table-cell table:formula="of:=[.D76]*60/100" office:value-type="float" office:value="557.018181818182" calcext:value-type="float">
            <text:p>557,018</text:p>
          </table:table-cell>
          <table:table-cell table:formula="of:=[.E76]*60/1000" office:value-type="float" office:value="33.4210909090909" calcext:value-type="float">
            <text:p>33,421</text:p>
          </table:table-cell>
          <table:table-cell table:formula="of:=1000/[.A76]" office:value-type="float" office:value="13.5135135135135" calcext:value-type="float">
            <text:p>13,5135135135135</text:p>
          </table:table-cell>
          <table:table-cell table:formula="of:=[.G76]/2" office:value-type="float" office:value="6.75675675675676" calcext:value-type="float">
            <text:p>6,7567567567567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*1" office:value-type="float" office:value="75" calcext:value-type="float">
            <text:p>75</text:p>
          </table:table-cell>
          <table:table-cell table:formula="of:=[.B77]/16.5" office:value-type="float" office:value="4.54545454545455" calcext:value-type="float">
            <text:p>4,545</text:p>
          </table:table-cell>
          <table:table-cell table:formula="of:=[.C77]*207" office:value-type="float" office:value="940.909090909091" calcext:value-type="float">
            <text:p>940,909</text:p>
          </table:table-cell>
          <table:table-cell table:formula="of:=[.D77]*60/100" office:value-type="float" office:value="564.545454545454" calcext:value-type="float">
            <text:p>564,545</text:p>
          </table:table-cell>
          <table:table-cell table:formula="of:=[.E77]*60/1000" office:value-type="float" office:value="33.8727272727273" calcext:value-type="float">
            <text:p>33,873</text:p>
          </table:table-cell>
          <table:table-cell table:formula="of:=1000/[.A77]" office:value-type="float" office:value="13.3333333333333" calcext:value-type="float">
            <text:p>13,3333333333333</text:p>
          </table:table-cell>
          <table:table-cell table:formula="of:=[.G77]/2" office:value-type="float" office:value="6.66666666666667" calcext:value-type="float">
            <text:p>6,6666666666666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8]*1" office:value-type="float" office:value="76" calcext:value-type="float">
            <text:p>76</text:p>
          </table:table-cell>
          <table:table-cell table:formula="of:=[.B78]/16.5" office:value-type="float" office:value="4.60606060606061" calcext:value-type="float">
            <text:p>4,606</text:p>
          </table:table-cell>
          <table:table-cell table:formula="of:=[.C78]*207" office:value-type="float" office:value="953.454545454546" calcext:value-type="float">
            <text:p>953,455</text:p>
          </table:table-cell>
          <table:table-cell table:formula="of:=[.D78]*60/100" office:value-type="float" office:value="572.072727272727" calcext:value-type="float">
            <text:p>572,073</text:p>
          </table:table-cell>
          <table:table-cell table:formula="of:=[.E78]*60/1000" office:value-type="float" office:value="34.3243636363636" calcext:value-type="float">
            <text:p>34,324</text:p>
          </table:table-cell>
          <table:table-cell table:formula="of:=1000/[.A78]" office:value-type="float" office:value="13.1578947368421" calcext:value-type="float">
            <text:p>13,1578947368421</text:p>
          </table:table-cell>
          <table:table-cell table:formula="of:=[.G78]/2" office:value-type="float" office:value="6.57894736842105" calcext:value-type="float">
            <text:p>6,5789473684210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9]*1" office:value-type="float" office:value="77" calcext:value-type="float">
            <text:p>77</text:p>
          </table:table-cell>
          <table:table-cell table:formula="of:=[.B79]/16.5" office:value-type="float" office:value="4.66666666666667" calcext:value-type="float">
            <text:p>4,667</text:p>
          </table:table-cell>
          <table:table-cell table:formula="of:=[.C79]*207" office:value-type="float" office:value="966" calcext:value-type="float">
            <text:p>966,000</text:p>
          </table:table-cell>
          <table:table-cell table:formula="of:=[.D79]*60/100" office:value-type="float" office:value="579.6" calcext:value-type="float">
            <text:p>579,600</text:p>
          </table:table-cell>
          <table:table-cell table:formula="of:=[.E79]*60/1000" office:value-type="float" office:value="34.776" calcext:value-type="float">
            <text:p>34,776</text:p>
          </table:table-cell>
          <table:table-cell table:formula="of:=1000/[.A79]" office:value-type="float" office:value="12.987012987013" calcext:value-type="float">
            <text:p>12,987012987013</text:p>
          </table:table-cell>
          <table:table-cell table:formula="of:=[.G79]/2" office:value-type="float" office:value="6.49350649350649" calcext:value-type="float">
            <text:p>6,4935064935064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0]*1" office:value-type="float" office:value="78" calcext:value-type="float">
            <text:p>78</text:p>
          </table:table-cell>
          <table:table-cell table:formula="of:=[.B80]/16.5" office:value-type="float" office:value="4.72727272727273" calcext:value-type="float">
            <text:p>4,727</text:p>
          </table:table-cell>
          <table:table-cell table:formula="of:=[.C80]*207" office:value-type="float" office:value="978.545454545455" calcext:value-type="float">
            <text:p>978,545</text:p>
          </table:table-cell>
          <table:table-cell table:formula="of:=[.D80]*60/100" office:value-type="float" office:value="587.127272727273" calcext:value-type="float">
            <text:p>587,127</text:p>
          </table:table-cell>
          <table:table-cell table:formula="of:=[.E80]*60/1000" office:value-type="float" office:value="35.2276363636364" calcext:value-type="float">
            <text:p>35,228</text:p>
          </table:table-cell>
          <table:table-cell table:formula="of:=1000/[.A80]" office:value-type="float" office:value="12.8205128205128" calcext:value-type="float">
            <text:p>12,8205128205128</text:p>
          </table:table-cell>
          <table:table-cell table:formula="of:=[.G80]/2" office:value-type="float" office:value="6.41025641025641" calcext:value-type="float">
            <text:p>6,4102564102564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1]*1" office:value-type="float" office:value="79" calcext:value-type="float">
            <text:p>79</text:p>
          </table:table-cell>
          <table:table-cell table:formula="of:=[.B81]/16.5" office:value-type="float" office:value="4.78787878787879" calcext:value-type="float">
            <text:p>4,788</text:p>
          </table:table-cell>
          <table:table-cell table:formula="of:=[.C81]*207" office:value-type="float" office:value="991.090909090909" calcext:value-type="float">
            <text:p>991,091</text:p>
          </table:table-cell>
          <table:table-cell table:formula="of:=[.D81]*60/100" office:value-type="float" office:value="594.654545454545" calcext:value-type="float">
            <text:p>594,655</text:p>
          </table:table-cell>
          <table:table-cell table:formula="of:=[.E81]*60/1000" office:value-type="float" office:value="35.6792727272727" calcext:value-type="float">
            <text:p>35,679</text:p>
          </table:table-cell>
          <table:table-cell table:formula="of:=1000/[.A81]" office:value-type="float" office:value="12.6582278481013" calcext:value-type="float">
            <text:p>12,6582278481013</text:p>
          </table:table-cell>
          <table:table-cell table:formula="of:=[.G81]/2" office:value-type="float" office:value="6.32911392405063" calcext:value-type="float">
            <text:p>6,3291139240506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2]*1" office:value-type="float" office:value="80" calcext:value-type="float">
            <text:p>80</text:p>
          </table:table-cell>
          <table:table-cell table:formula="of:=[.B82]/16.5" office:value-type="float" office:value="4.84848484848485" calcext:value-type="float">
            <text:p>4,848</text:p>
          </table:table-cell>
          <table:table-cell table:formula="of:=[.C82]*207" office:value-type="float" office:value="1003.63636363636" calcext:value-type="float">
            <text:p>1003,636</text:p>
          </table:table-cell>
          <table:table-cell table:formula="of:=[.D82]*60/100" office:value-type="float" office:value="602.181818181818" calcext:value-type="float">
            <text:p>602,182</text:p>
          </table:table-cell>
          <table:table-cell table:formula="of:=[.E82]*60/1000" office:value-type="float" office:value="36.1309090909091" calcext:value-type="float">
            <text:p>36,131</text:p>
          </table:table-cell>
          <table:table-cell table:formula="of:=1000/[.A82]" office:value-type="float" office:value="12.5" calcext:value-type="float">
            <text:p>12,5</text:p>
          </table:table-cell>
          <table:table-cell table:formula="of:=[.G82]/2" office:value-type="float" office:value="6.25" calcext:value-type="float">
            <text:p>6,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3]*1" office:value-type="float" office:value="81" calcext:value-type="float">
            <text:p>81</text:p>
          </table:table-cell>
          <table:table-cell table:formula="of:=[.B83]/16.5" office:value-type="float" office:value="4.90909090909091" calcext:value-type="float">
            <text:p>4,909</text:p>
          </table:table-cell>
          <table:table-cell table:formula="of:=[.C83]*207" office:value-type="float" office:value="1016.18181818182" calcext:value-type="float">
            <text:p>1016,182</text:p>
          </table:table-cell>
          <table:table-cell table:formula="of:=[.D83]*60/100" office:value-type="float" office:value="609.709090909091" calcext:value-type="float">
            <text:p>609,709</text:p>
          </table:table-cell>
          <table:table-cell table:formula="of:=[.E83]*60/1000" office:value-type="float" office:value="36.5825454545455" calcext:value-type="float">
            <text:p>36,583</text:p>
          </table:table-cell>
          <table:table-cell table:formula="of:=1000/[.A83]" office:value-type="float" office:value="12.3456790123457" calcext:value-type="float">
            <text:p>12,3456790123457</text:p>
          </table:table-cell>
          <table:table-cell table:formula="of:=[.G83]/2" office:value-type="float" office:value="6.17283950617284" calcext:value-type="float">
            <text:p>6,1728395061728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]*1" office:value-type="float" office:value="82" calcext:value-type="float">
            <text:p>82</text:p>
          </table:table-cell>
          <table:table-cell table:formula="of:=[.B84]/16.5" office:value-type="float" office:value="4.96969696969697" calcext:value-type="float">
            <text:p>4,970</text:p>
          </table:table-cell>
          <table:table-cell table:formula="of:=[.C84]*207" office:value-type="float" office:value="1028.72727272727" calcext:value-type="float">
            <text:p>1028,727</text:p>
          </table:table-cell>
          <table:table-cell table:formula="of:=[.D84]*60/100" office:value-type="float" office:value="617.236363636364" calcext:value-type="float">
            <text:p>617,236</text:p>
          </table:table-cell>
          <table:table-cell table:formula="of:=[.E84]*60/1000" office:value-type="float" office:value="37.0341818181818" calcext:value-type="float">
            <text:p>37,034</text:p>
          </table:table-cell>
          <table:table-cell table:formula="of:=1000/[.A84]" office:value-type="float" office:value="12.1951219512195" calcext:value-type="float">
            <text:p>12,1951219512195</text:p>
          </table:table-cell>
          <table:table-cell table:formula="of:=[.G84]/2" office:value-type="float" office:value="6.09756097560976" calcext:value-type="float">
            <text:p>6,0975609756097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5]*1" office:value-type="float" office:value="83" calcext:value-type="float">
            <text:p>83</text:p>
          </table:table-cell>
          <table:table-cell table:formula="of:=[.B85]/16.5" office:value-type="float" office:value="5.03030303030303" calcext:value-type="float">
            <text:p>5,030</text:p>
          </table:table-cell>
          <table:table-cell table:formula="of:=[.C85]*207" office:value-type="float" office:value="1041.27272727273" calcext:value-type="float">
            <text:p>1041,273</text:p>
          </table:table-cell>
          <table:table-cell table:formula="of:=[.D85]*60/100" office:value-type="float" office:value="624.763636363636" calcext:value-type="float">
            <text:p>624,764</text:p>
          </table:table-cell>
          <table:table-cell table:formula="of:=[.E85]*60/1000" office:value-type="float" office:value="37.4858181818182" calcext:value-type="float">
            <text:p>37,486</text:p>
          </table:table-cell>
          <table:table-cell table:formula="of:=1000/[.A85]" office:value-type="float" office:value="12.0481927710843" calcext:value-type="float">
            <text:p>12,0481927710843</text:p>
          </table:table-cell>
          <table:table-cell table:formula="of:=[.G85]/2" office:value-type="float" office:value="6.02409638554217" calcext:value-type="float">
            <text:p>6,0240963855421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]*1" office:value-type="float" office:value="84" calcext:value-type="float">
            <text:p>84</text:p>
          </table:table-cell>
          <table:table-cell table:formula="of:=[.B86]/16.5" office:value-type="float" office:value="5.09090909090909" calcext:value-type="float">
            <text:p>5,091</text:p>
          </table:table-cell>
          <table:table-cell table:formula="of:=[.C86]*207" office:value-type="float" office:value="1053.81818181818" calcext:value-type="float">
            <text:p>1053,818</text:p>
          </table:table-cell>
          <table:table-cell table:formula="of:=[.D86]*60/100" office:value-type="float" office:value="632.290909090909" calcext:value-type="float">
            <text:p>632,291</text:p>
          </table:table-cell>
          <table:table-cell table:formula="of:=[.E86]*60/1000" office:value-type="float" office:value="37.9374545454545" calcext:value-type="float">
            <text:p>37,937</text:p>
          </table:table-cell>
          <table:table-cell table:formula="of:=1000/[.A86]" office:value-type="float" office:value="11.9047619047619" calcext:value-type="float">
            <text:p>11,9047619047619</text:p>
          </table:table-cell>
          <table:table-cell table:formula="of:=[.G86]/2" office:value-type="float" office:value="5.95238095238095" calcext:value-type="float">
            <text:p>5,9523809523809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7]*1" office:value-type="float" office:value="85" calcext:value-type="float">
            <text:p>85</text:p>
          </table:table-cell>
          <table:table-cell table:formula="of:=[.B87]/16.5" office:value-type="float" office:value="5.15151515151515" calcext:value-type="float">
            <text:p>5,152</text:p>
          </table:table-cell>
          <table:table-cell table:formula="of:=[.C87]*207" office:value-type="float" office:value="1066.36363636364" calcext:value-type="float">
            <text:p>1066,364</text:p>
          </table:table-cell>
          <table:table-cell table:formula="of:=[.D87]*60/100" office:value-type="float" office:value="639.818181818182" calcext:value-type="float">
            <text:p>639,818</text:p>
          </table:table-cell>
          <table:table-cell table:formula="of:=[.E87]*60/1000" office:value-type="float" office:value="38.3890909090909" calcext:value-type="float">
            <text:p>38,389</text:p>
          </table:table-cell>
          <table:table-cell table:formula="of:=1000/[.A87]" office:value-type="float" office:value="11.7647058823529" calcext:value-type="float">
            <text:p>11,7647058823529</text:p>
          </table:table-cell>
          <table:table-cell table:formula="of:=[.G87]/2" office:value-type="float" office:value="5.88235294117647" calcext:value-type="float">
            <text:p>5,8823529411764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8]*1" office:value-type="float" office:value="86" calcext:value-type="float">
            <text:p>86</text:p>
          </table:table-cell>
          <table:table-cell table:formula="of:=[.B88]/16.5" office:value-type="float" office:value="5.21212121212121" calcext:value-type="float">
            <text:p>5,212</text:p>
          </table:table-cell>
          <table:table-cell table:formula="of:=[.C88]*207" office:value-type="float" office:value="1078.90909090909" calcext:value-type="float">
            <text:p>1078,909</text:p>
          </table:table-cell>
          <table:table-cell table:formula="of:=[.D88]*60/100" office:value-type="float" office:value="647.345454545455" calcext:value-type="float">
            <text:p>647,345</text:p>
          </table:table-cell>
          <table:table-cell table:formula="of:=[.E88]*60/1000" office:value-type="float" office:value="38.8407272727273" calcext:value-type="float">
            <text:p>38,841</text:p>
          </table:table-cell>
          <table:table-cell table:formula="of:=1000/[.A88]" office:value-type="float" office:value="11.6279069767442" calcext:value-type="float">
            <text:p>11,6279069767442</text:p>
          </table:table-cell>
          <table:table-cell table:formula="of:=[.G88]/2" office:value-type="float" office:value="5.81395348837209" calcext:value-type="float">
            <text:p>5,81395348837209</text:p>
          </table:table-cell>
        </table:table-row>
      </table:table>
      <table:table table:name="Foglio2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4" loext:min-decimal-places="14"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4">00/00/0000</text:date>, <text:time style:data-style-name="N2" text:time-value="08:34:55.018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09:12:00.979000000</meta:creation-date>
    <dc:date>2017-05-24T19:37:17.966000000</dc:date>
    <meta:editing-duration>PT11H41M59S</meta:editing-duration>
    <meta:editing-cycles>4</meta:editing-cycles>
    <meta:generator>LibreOffice/5.2.5.1$Windows_X86_64 LibreOffice_project/0312e1a284a7d50ca85a365c316c7abbf20a4d22</meta:generator>
    <meta:document-statistic meta:table-count="2" meta:cell-count="704" meta:object-count="0"/>
  </office:meta>
</office:document-meta>
</file>